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6e60"/>
    </style:style>
    <style:style style:name="P2" style:family="paragraph" style:parent-style-name="Standard">
      <style:text-properties officeooo:paragraph-rsid="00126e60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e389a" officeooo:paragraph-rsid="001e389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0ef7e" officeooo:paragraph-rsid="0020ef7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0ef7e" officeooo:paragraph-rsid="0020ef7e" style:font-size-asian="24pt" style:font-weight-asian="bold" style:font-size-complex="24pt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AMESS PERFORMANCE GRAPHS ON P2C</text:p>
      <text:p text:style-name="P4"/>
      <text:p text:style-name="P3"/>
      <text:p text:style-name="P3">1 Node, Single Host</text:p>
      <text:p text:style-name="P1"/>
      <text:p text:style-name="P1"><draw:frame draw:style-name="fr1" draw:name="Objec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<draw:frame draw:style-name="fr2" draw:name="Objec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3" text:anchor-type="paragraph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ct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><text:soft-page-break/></text:p>
      <text:p text:style-name="P3"><draw:frame draw:style-name="fr2" draw:name="Object5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 Nodes, Single Host</text:p>
      <text:p text:style-name="P1"/>
      <text:p text:style-name="P1"/>
      <text:p text:style-name="P1"><draw:frame draw:style-name="fr2" draw:name="Object6" text:anchor-type="paragraph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><draw:frame draw:style-name="fr2" draw:name="Object7" text:anchor-type="paragraph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2" draw:name="Object8" text:anchor-type="paragraph" svg:width="16cm" svg:height="8.999cm" draw:z-index="7"><draw:object xlink:href="./Object 8" xlink:type="simple" xlink:show="embed" xlink:actuate="onLoad"/><draw:image xlink:href="./ObjectReplacements/Object 8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9" text:anchor-type="paragraph" svg:width="16cm" svg:height="8.99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/>
      <text:p text:style-name="P1"><draw:frame draw:style-name="fr2" draw:name="Object10" text:anchor-type="paragraph" svg:width="16cm" svg:height="8.999cm" draw:z-index="9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8 Nodes, Two Hosts</text:p>
      <text:p text:style-name="P1"/>
      <text:p text:style-name="P1"/>
      <text:p text:style-name="P1"><draw:frame draw:style-name="fr2" draw:name="Object11" text:anchor-type="paragraph" svg:width="16cm" svg:height="8.99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draw:frame draw:style-name="fr2" draw:name="Object12" text:anchor-type="paragraph" svg:width="16cm" svg:height="8.999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Object13" text:anchor-type="paragraph" svg:width="16cm" svg:height="8.999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<draw:frame draw:style-name="fr2" draw:name="Object14" text:anchor-type="paragraph" svg:width="16cm" svg:height="8.99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/>
      <text:p text:style-name="P1"><draw:frame draw:style-name="fr2" draw:name="Object15" text:anchor-type="paragraph" svg:width="16cm" svg:height="8.999cm" draw:z-index="14"><draw:object xlink:href="./Object 15" xlink:type="simple" xlink:show="embed" xlink:actuate="onLoad"/><draw:image xlink:href="./ObjectReplacements/Object 15" xlink:type="simple" xlink:show="embed" xlink:actuate="onLoad"/></draw:frame><text:soft-page-break/></text:p>
      <text:p text:style-name="P1"/>
      <text:p text:style-name="P1"/>
      <text:p text:style-name="P1"><draw:frame draw:style-name="fr2" draw:name="Object16" text:anchor-type="paragraph" svg:width="16cm" svg:height="8.99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/>
      <text:p text:style-name="P1"/>
      <text:p text:style-name="P1"><draw:frame draw:style-name="fr2" draw:name="Object17" text:anchor-type="paragraph" svg:width="16cm" svg:height="8.999cm" draw:z-index="16"><draw:object xlink:href="./Object 17" xlink:type="simple" xlink:show="embed" xlink:actuate="onLoad"/><draw:image xlink:href="./ObjectReplacements/Object 17" xlink:type="simple" xlink:show="embed" xlink:actuate="onLoad"/></draw:frame><text:soft-page-break/></text:p>
      <text:p text:style-name="P1"/>
      <text:p text:style-name="P1"><draw:frame draw:style-name="fr2" draw:name="Object18" text:anchor-type="paragraph" svg:width="16cm" svg:height="8.999cm" draw:z-index="17"><draw:object xlink:href="./Object 18" xlink:type="simple" xlink:show="embed" xlink:actuate="onLoad"/><draw:image xlink:href="./ObjectReplacements/Object 1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6:06:03.463583678</meta:creation-date>
    <dc:date>2017-07-19T10:34:29.235371109</dc:date>
    <meta:editing-duration>PT2H10M28S</meta:editing-duration>
    <meta:editing-cycles>7</meta:editing-cycles>
    <meta:generator>LibreOffice/5.1.6.2$Linux_X86_64 LibreOffice_project/10m0$Build-2</meta:generator>
    <meta:document-statistic meta:table-count="0" meta:image-count="0" meta:object-count="18" meta:page-count="10" meta:paragraph-count="4" meta:word-count="17" meta:character-count="89" meta:non-whitespace-character-count="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021cm" svg:y="3.453cm" style:legend-expansion="high" chart:style-name="ch2"/>
        <chart:plot-area chart:style-name="ch3" chart:data-source-has-labels="both" svg:x="0.319cm" svg:y="0.179cm" svg:width="12.383cm" svg:height="8.641cm">
          <chartooo:coordinate-region svg:x="1.141cm" svg:y="0.179cm" svg:width="11.561cm" svg:height="6.975cm"/>
          <chart:axis chart:dimension="x" chart:name="primary-x" chart:style-name="ch4" chartooo:axis-type="auto">
            <chartooo:date-scale/>
            <chart:categories table:cell-range-address="local-table.$A$2:.$A$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" chart:label-cell-address="local-table.$B$1" chart:class="chart:bar">
            <chart:data-point chart:repeated="23"/>
          </chart:series>
          <chart:series chart:style-name="ch8" chart:values-cell-range-address="local-table.$C$2:.$C$24" chart:label-cell-address="local-table.$C$1" chart:class="chart:bar">
            <chart:data-point chart:repeated="23"/>
          </chart:series>
          <chart:series chart:style-name="ch9" chart:values-cell-range-address="local-table.$D$2:.$D$24" chart:label-cell-address="local-table.$D$1" chart:class="chart:bar">
            <chart:data-point chart:repeated="23"/>
          </chart:series>
          <chart:series chart:style-name="ch10" chart:values-cell-range-address="local-table.$E$2:.$E$24" chart:label-cell-address="local-table.$E$1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CPU(Node1)</text:p>
              </table:table-cell>
              <table:table-cell office:value-type="string">
                <text:p>%CPU(Node2)</text:p>
              </table:table-cell>
              <table:table-cell office:value-type="string">
                <text:p>%CPU(Node3)</text:p>
              </table:table-cell>
              <table:table-cell office:value-type="string">
                <text:p>%CPU(Node4)</text:p>
              </table:table-cell>
            </table:table-row>
          </table:table-header-rows>
          <table:table-rows>
            <table:table-row>
              <table:table-cell office:value-type="string">
                <text:p>10:30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3</text:p>
              </table:table-cell>
              <table:table-cell office:value-type="float" office:value="0.237887233516">
                <text:p>0.237887233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5</text:p>
              </table:table-cell>
              <table:table-cell office:value-type="float" office:value="0">
                <text:p>0</text:p>
              </table:table-cell>
              <table:table-cell office:value-type="float" office:value="0.238548944944">
                <text:p>0.238548944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898198546">
                <text:p>0.23898198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7</text:p>
              </table:table-cell>
              <table:table-cell office:value-type="float" office:value="0.23875735859">
                <text:p>0.23875735859</text:p>
              </table:table-cell>
              <table:table-cell office:value-type="float" office:value="0.23875735859">
                <text:p>0.23875735859</text:p>
              </table:table-cell>
              <table:table-cell office:value-type="float" office:value="0.23875735859">
                <text:p>0.23875735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8</text:p>
              </table:table-cell>
              <table:table-cell office:value-type="float" office:value="0.478178883856">
                <text:p>0.478178883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9</text:p>
              </table:table-cell>
              <table:table-cell office:value-type="float" office:value="3.58421514625">
                <text:p>3.58421514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1</text:p>
              </table:table-cell>
              <table:table-cell office:value-type="float" office:value="0.237880433648">
                <text:p>0.237880433648</text:p>
              </table:table-cell>
              <table:table-cell office:value-type="float" office:value="0">
                <text:p>0</text:p>
              </table:table-cell>
              <table:table-cell office:value-type="float" office:value="0.237880433648">
                <text:p>0.237880433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2</text:p>
              </table:table-cell>
              <table:table-cell office:value-type="float" office:value="3.56477839462">
                <text:p>3.56477839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3</text:p>
              </table:table-cell>
              <table:table-cell office:value-type="float" office:value="0.238603769644">
                <text:p>0.238603769644</text:p>
              </table:table-cell>
              <table:table-cell office:value-type="float" office:value="0.238603769644">
                <text:p>0.238603769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6</text:p>
              </table:table-cell>
              <table:table-cell office:value-type="float" office:value="3.8085510939">
                <text:p>3.8085510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7</text:p>
              </table:table-cell>
              <table:table-cell office:value-type="float" office:value="0">
                <text:p>0</text:p>
              </table:table-cell>
              <table:table-cell office:value-type="float" office:value="0.238119093156">
                <text:p>0.238119093156</text:p>
              </table:table-cell>
              <table:table-cell office:value-type="float" office:value="0.238119093156">
                <text:p>0.23811909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8</text:p>
              </table:table-cell>
              <table:table-cell office:value-type="float" office:value="0.238744583669">
                <text:p>0.238744583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9</text:p>
              </table:table-cell>
              <table:table-cell office:value-type="float" office:value="3.56609661625">
                <text:p>3.56609661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0062839936">
                <text:p>0.24006283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1</text:p>
              </table:table-cell>
              <table:table-cell office:value-type="float" office:value="0.237838347877">
                <text:p>0.237838347877</text:p>
              </table:table-cell>
              <table:table-cell office:value-type="float" office:value="0.237838347877">
                <text:p>0.237838347877</text:p>
              </table:table-cell>
              <table:table-cell office:value-type="float" office:value="0.237838347877">
                <text:p>0.237838347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2</text:p>
              </table:table-cell>
              <table:table-cell office:value-type="float" office:value="4.03443226461">
                <text:p>4.03443226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3</text:p>
              </table:table-cell>
              <table:table-cell office:value-type="float" office:value="0">
                <text:p>0</text:p>
              </table:table-cell>
              <table:table-cell office:value-type="float" office:value="0.237964271863">
                <text:p>0.237964271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8106548648">
                <text:p>0.238106548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5</text:p>
              </table:table-cell>
              <table:table-cell office:value-type="float" office:value="5.01155611553">
                <text:p>5.01155611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413cm" svg:y="3.453cm" style:legend-expansion="high" chart:style-name="ch2"/>
        <chart:plot-area chart:style-name="ch3" chart:data-source-has-labels="both" svg:x="0.319cm" svg:y="0.179cm" svg:width="11.775cm" svg:height="8.641cm">
          <chartooo:coordinate-region svg:x="1.866cm" svg:y="0.179cm" svg:width="10.228cm" svg:height="6.975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series chart:style-name="ch8" chart:values-cell-range-address="local-table.$C$2:.$C$23" chart:label-cell-address="local-table.$C$1" chart:class="chart:bar">
            <chart:data-point chart:repeated="22"/>
          </chart:series>
          <chart:series chart:style-name="ch9" chart:values-cell-range-address="local-table.$D$2:.$D$23" chart:label-cell-address="local-table.$D$1" chart:class="chart:bar">
            <chart:data-point chart:repeated="22"/>
          </chart:series>
          <chart:series chart:style-name="ch10" chart:values-cell-range-address="local-table.$E$2:.$E$23" chart:label-cell-address="local-table.$E$1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TXBY(Node1)</text:p>
                <text:list>
                  <text:list-item>
                    <text:p>Net TXBY(Node1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TXBY(Node2)</text:p>
                <text:list>
                  <text:list-item>
                    <text:p>Net TXBY(Node2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TXBY(Node3)</text:p>
                <text:list>
                  <text:list-item>
                    <text:p>Net TXBY(Node3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TXBY(Node4)</text:p>
                <text:list>
                  <text:list-item>
                    <text:p>Net TXBY(Node4)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4:49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25</text:p>
              </table:table-cell>
              <table:table-cell office:value-type="float" office:value="31874">
                <text:p>31874</text:p>
              </table:table-cell>
              <table:table-cell office:value-type="float" office:value="12774">
                <text:p>12774</text:p>
              </table:table-cell>
              <table:table-cell office:value-type="float" office:value="16648">
                <text:p>16648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4:49:26</text:p>
              </table:table-cell>
              <table:table-cell office:value-type="float" office:value="5231404">
                <text:p>5231404</text:p>
              </table:table-cell>
              <table:table-cell office:value-type="float" office:value="1187768">
                <text:p>1187768</text:p>
              </table:table-cell>
              <table:table-cell office:value-type="float" office:value="2096188">
                <text:p>2096188</text:p>
              </table:table-cell>
              <table:table-cell office:value-type="float" office:value="1179552">
                <text:p>1179552</text:p>
              </table:table-cell>
            </table:table-row>
            <table:table-row>
              <table:table-cell office:value-type="string">
                <text:p>14:49:27</text:p>
              </table:table-cell>
              <table:table-cell office:value-type="float" office:value="632230">
                <text:p>632230</text:p>
              </table:table-cell>
              <table:table-cell office:value-type="float" office:value="197998">
                <text:p>197998</text:p>
              </table:table-cell>
              <table:table-cell office:value-type="float" office:value="243226">
                <text:p>243226</text:p>
              </table:table-cell>
              <table:table-cell office:value-type="float" office:value="200832">
                <text:p>200832</text:p>
              </table:table-cell>
            </table:table-row>
            <table:table-row>
              <table:table-cell office:value-type="string">
                <text:p>14:49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0</text:p>
              </table:table-cell>
              <table:table-cell office:value-type="float" office:value="5272">
                <text:p>5272</text:p>
              </table:table-cell>
              <table:table-cell office:value-type="float" office:value="3580">
                <text:p>3580</text:p>
              </table:table-cell>
              <table:table-cell office:value-type="float" office:value="4444">
                <text:p>4444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14:49:31</text:p>
              </table:table-cell>
              <table:table-cell office:value-type="float" office:value="23288">
                <text:p>23288</text:p>
              </table:table-cell>
              <table:table-cell office:value-type="float" office:value="12320">
                <text:p>12320</text:p>
              </table:table-cell>
              <table:table-cell office:value-type="float" office:value="9883">
                <text:p>98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:49:32</text:p>
              </table:table-cell>
              <table:table-cell office:value-type="float" office:value="13770">
                <text:p>13770</text:p>
              </table:table-cell>
              <table:table-cell office:value-type="float" office:value="0">
                <text:p>0</text:p>
              </table:table-cell>
              <table:table-cell office:value-type="float" office:value="7033">
                <text:p>7033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14:49:33</text:p>
              </table:table-cell>
              <table:table-cell office:value-type="float" office:value="20484">
                <text:p>20484</text:p>
              </table:table-cell>
              <table:table-cell office:value-type="float" office:value="9868">
                <text:p>9868</text:p>
              </table:table-cell>
              <table:table-cell office:value-type="float" office:value="13210">
                <text:p>1321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4:49:34</text:p>
              </table:table-cell>
              <table:table-cell office:value-type="float" office:value="2299121">
                <text:p>2299121</text:p>
              </table:table-cell>
              <table:table-cell office:value-type="float" office:value="213916">
                <text:p>213916</text:p>
              </table:table-cell>
              <table:table-cell office:value-type="float" office:value="1079194">
                <text:p>1079194</text:p>
              </table:table-cell>
              <table:table-cell office:value-type="float" office:value="215116">
                <text:p>215116</text:p>
              </table:table-cell>
            </table:table-row>
            <table:table-row>
              <table:table-cell office:value-type="string">
                <text:p>14:49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6</text:p>
              </table:table-cell>
              <table:table-cell office:value-type="float" office:value="4604">
                <text:p>4604</text:p>
              </table:table-cell>
              <table:table-cell office:value-type="float" office:value="3194">
                <text:p>3194</text:p>
              </table:table-cell>
              <table:table-cell office:value-type="float" office:value="4421">
                <text:p>4421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14:49:37</text:p>
              </table:table-cell>
              <table:table-cell office:value-type="float" office:value="19724">
                <text:p>19724</text:p>
              </table:table-cell>
              <table:table-cell office:value-type="float" office:value="12226">
                <text:p>12226</text:p>
              </table:table-cell>
              <table:table-cell office:value-type="float" office:value="5638">
                <text:p>563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:49:38</text:p>
              </table:table-cell>
              <table:table-cell office:value-type="float" office:value="18942">
                <text:p>18942</text:p>
              </table:table-cell>
              <table:table-cell office:value-type="float" office:value="0">
                <text:p>0</text:p>
              </table:table-cell>
              <table:table-cell office:value-type="float" office:value="8285">
                <text:p>8285</text:p>
              </table:table-cell>
              <table:table-cell office:value-type="float" office:value="8526">
                <text:p>8526</text:p>
              </table:table-cell>
            </table:table-row>
            <table:table-row>
              <table:table-cell office:value-type="string">
                <text:p>14:49:39</text:p>
              </table:table-cell>
              <table:table-cell office:value-type="float" office:value="1743380">
                <text:p>1743380</text:p>
              </table:table-cell>
              <table:table-cell office:value-type="float" office:value="36222">
                <text:p>36222</text:p>
              </table:table-cell>
              <table:table-cell office:value-type="float" office:value="892296">
                <text:p>892296</text:p>
              </table:table-cell>
              <table:table-cell office:value-type="float" office:value="28756">
                <text:p>28756</text:p>
              </table:table-cell>
            </table:table-row>
            <table:table-row>
              <table:table-cell office:value-type="string">
                <text:p>14:49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2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41</text:p>
              </table:table-cell>
              <table:table-cell office:value-type="float" office:value="3800">
                <text:p>3800</text:p>
              </table:table-cell>
              <table:table-cell office:value-type="float" office:value="2742">
                <text:p>2742</text:p>
              </table:table-cell>
              <table:table-cell office:value-type="float" office:value="4542">
                <text:p>4542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14:49:42</text:p>
              </table:table-cell>
              <table:table-cell office:value-type="float" office:value="13260">
                <text:p>13260</text:p>
              </table:table-cell>
              <table:table-cell office:value-type="float" office:value="10654">
                <text:p>10654</text:p>
              </table:table-cell>
              <table:table-cell office:value-type="float" office:value="1378">
                <text:p>13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:49:43</text:p>
              </table:table-cell>
              <table:table-cell office:value-type="float" office:value="19094">
                <text:p>19094</text:p>
              </table:table-cell>
              <table:table-cell office:value-type="float" office:value="1638">
                <text:p>1638</text:p>
              </table:table-cell>
              <table:table-cell office:value-type="float" office:value="13032">
                <text:p>13032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14:49:44</text:p>
              </table:table-cell>
              <table:table-cell office:value-type="float" office:value="22756">
                <text:p>22756</text:p>
              </table:table-cell>
              <table:table-cell office:value-type="float" office:value="6964">
                <text:p>6964</text:p>
              </table:table-cell>
              <table:table-cell office:value-type="float" office:value="11956">
                <text:p>11956</text:p>
              </table:table-cell>
              <table:table-cell office:value-type="float" office:value="8526">
                <text:p>8526</text:p>
              </table:table-cell>
            </table:table-row>
            <table:table-row>
              <table:table-cell office:value-type="string">
                <text:p>14:49:45</text:p>
              </table:table-cell>
              <table:table-cell office:value-type="float" office:value="2262901">
                <text:p>2262901</text:p>
              </table:table-cell>
              <table:table-cell office:value-type="float" office:value="221264">
                <text:p>221264</text:p>
              </table:table-cell>
              <table:table-cell office:value-type="float" office:value="1043744">
                <text:p>1043744</text:p>
              </table:table-cell>
              <table:table-cell office:value-type="float" office:value="220054">
                <text:p>2200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021cm" svg:y="3.453cm" style:legend-expansion="high" chart:style-name="ch2"/>
        <chart:plot-area chart:style-name="ch3" chart:data-source-has-labels="both" svg:x="0.319cm" svg:y="0.179cm" svg:width="12.383cm" svg:height="8.641cm">
          <chartooo:coordinate-region svg:x="1.161cm" svg:y="0.179cm" svg:width="11.541cm" svg:height="6.975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6" chart:label-cell-address="local-table.$B$1" chart:class="chart:bar">
            <chart:data-point chart:repeated="25"/>
          </chart:series>
          <chart:series chart:style-name="ch8" chart:values-cell-range-address="local-table.$C$2:.$C$26" chart:label-cell-address="local-table.$C$1" chart:class="chart:bar">
            <chart:data-point chart:repeated="25"/>
          </chart:series>
          <chart:series chart:style-name="ch9" chart:values-cell-range-address="local-table.$D$2:.$D$26" chart:label-cell-address="local-table.$D$1" chart:class="chart:bar">
            <chart:data-point chart:repeated="25"/>
          </chart:series>
          <chart:series chart:style-name="ch10" chart:values-cell-range-address="local-table.$E$2:.$E$26" chart:label-cell-address="local-table.$E$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CPU(Node1)</text:p>
              </table:table-cell>
              <table:table-cell office:value-type="string">
                <text:p>%CPU(Node2)</text:p>
              </table:table-cell>
              <table:table-cell office:value-type="string">
                <text:p>%CPU(Node3)</text:p>
              </table:table-cell>
              <table:table-cell office:value-type="string">
                <text:p>%CPU(Node4)</text:p>
              </table:table-cell>
            </table:table-row>
          </table:table-header-rows>
          <table:table-rows>
            <table:table-row>
              <table:table-cell office:value-type="string">
                <text:p>14:22: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1</text:p>
              </table:table-cell>
              <table:table-cell office:value-type="float" office:value="0.237971076525">
                <text:p>0.237971076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7910118468">
                <text:p>0.23791011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3</text:p>
              </table:table-cell>
              <table:table-cell office:value-type="float" office:value="0.238229563498">
                <text:p>0.238229563498</text:p>
              </table:table-cell>
              <table:table-cell office:value-type="float" office:value="0.238229563498">
                <text:p>0.238229563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7969456332">
                <text:p>0.237969456332</text:p>
              </table:table-cell>
              <table:table-cell office:value-type="float" office:value="0.237969456332">
                <text:p>0.237969456332</text:p>
              </table:table-cell>
            </table:table-row>
            <table:table-row>
              <table:table-cell office:value-type="string">
                <text:p>14:22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6</text:p>
              </table:table-cell>
              <table:table-cell office:value-type="float" office:value="5.00130960152">
                <text:p>5.00130960152</text:p>
              </table:table-cell>
              <table:table-cell office:value-type="float" office:value="6.66841280202">
                <text:p>6.66841280202</text:p>
              </table:table-cell>
              <table:table-cell office:value-type="float" office:value="5.71578240174">
                <text:p>5.71578240174</text:p>
              </table:table-cell>
              <table:table-cell office:value-type="float" office:value="0.476315200145">
                <text:p>0.476315200145</text:p>
              </table:table-cell>
            </table:table-row>
            <table:table-row>
              <table:table-cell office:value-type="string">
                <text:p>14:22:17</text:p>
              </table:table-cell>
              <table:table-cell office:value-type="float" office:value="2.86021556215">
                <text:p>2.86021556215</text:p>
              </table:table-cell>
              <table:table-cell office:value-type="float" office:value="0.238351296846">
                <text:p>0.238351296846</text:p>
              </table:table-cell>
              <table:table-cell office:value-type="float" office:value="0.715053890539">
                <text:p>0.715053890539</text:p>
              </table:table-cell>
              <table:table-cell office:value-type="float" office:value="5.24372853062">
                <text:p>5.24372853062</text:p>
              </table:table-cell>
            </table:table-row>
            <table:table-row>
              <table:table-cell office:value-type="string">
                <text:p>14:22:18</text:p>
              </table:table-cell>
              <table:table-cell office:value-type="float" office:value="7.34301397429">
                <text:p>7.34301397429</text:p>
              </table:table-cell>
              <table:table-cell office:value-type="float" office:value="2.36871418525">
                <text:p>2.36871418525</text:p>
              </table:table-cell>
              <table:table-cell office:value-type="float" office:value="3.07932844083">
                <text:p>3.07932844083</text:p>
              </table:table-cell>
              <table:table-cell office:value-type="float" office:value="1.8949713482">
                <text:p>1.8949713482</text:p>
              </table:table-cell>
            </table:table-row>
            <table:table-row>
              <table:table-cell office:value-type="string">
                <text:p>14:22:19</text:p>
              </table:table-cell>
              <table:table-cell office:value-type="float" office:value="3.80656189548">
                <text:p>3.80656189548</text:p>
              </table:table-cell>
              <table:table-cell office:value-type="float" office:value="2.14119106621">
                <text:p>2.14119106621</text:p>
              </table:table-cell>
              <table:table-cell office:value-type="float" office:value="2.37910118468">
                <text:p>2.37910118468</text:p>
              </table:table-cell>
              <table:table-cell office:value-type="float" office:value="1.90328094774">
                <text:p>1.90328094774</text:p>
              </table:table-cell>
            </table:table-row>
            <table:table-row>
              <table:table-cell office:value-type="string">
                <text:p>14:22:20</text:p>
              </table:table-cell>
              <table:table-cell office:value-type="float" office:value="0.237839534708">
                <text:p>0.237839534708</text:p>
              </table:table-cell>
              <table:table-cell office:value-type="float" office:value="0.237839534708">
                <text:p>0.237839534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1</text:p>
              </table:table-cell>
              <table:table-cell office:value-type="float" office:value="0.238573477239">
                <text:p>0.238573477239</text:p>
              </table:table-cell>
              <table:table-cell office:value-type="float" office:value="0.238573477239">
                <text:p>0.238573477239</text:p>
              </table:table-cell>
              <table:table-cell office:value-type="float" office:value="0.238573477239">
                <text:p>0.238573477239</text:p>
              </table:table-cell>
              <table:table-cell office:value-type="float" office:value="0.238573477239">
                <text:p>0.238573477239</text:p>
              </table:table-cell>
            </table:table-row>
            <table:table-row>
              <table:table-cell office:value-type="string">
                <text:p>14:22:22</text:p>
              </table:table-cell>
              <table:table-cell office:value-type="float" office:value="2.14996027993">
                <text:p>2.14996027993</text:p>
              </table:table-cell>
              <table:table-cell office:value-type="float" office:value="8.36095664419">
                <text:p>8.36095664419</text:p>
              </table:table-cell>
              <table:table-cell office:value-type="float" office:value="0.238884475548">
                <text:p>0.238884475548</text:p>
              </table:table-cell>
              <table:table-cell office:value-type="float" office:value="0.238884475548">
                <text:p>0.238884475548</text:p>
              </table:table-cell>
            </table:table-row>
            <table:table-row>
              <table:table-cell office:value-type="string">
                <text:p>14:22:23</text:p>
              </table:table-cell>
              <table:table-cell office:value-type="float" office:value="2.65688710079">
                <text:p>2.65688710079</text:p>
              </table:table-cell>
              <table:table-cell office:value-type="float" office:value="3.13995748275">
                <text:p>3.13995748275</text:p>
              </table:table-cell>
              <table:table-cell office:value-type="float" office:value="10.6275484032">
                <text:p>10.6275484032</text:p>
              </table:table-cell>
              <table:table-cell office:value-type="float" office:value="5.79684458354">
                <text:p>5.79684458354</text:p>
              </table:table-cell>
            </table:table-row>
            <table:table-row>
              <table:table-cell office:value-type="string">
                <text:p>14:22:24</text:p>
              </table:table-cell>
              <table:table-cell office:value-type="float" office:value="2.86257626841">
                <text:p>2.86257626841</text:p>
              </table:table-cell>
              <table:table-cell office:value-type="float" office:value="0">
                <text:p>0</text:p>
              </table:table-cell>
              <table:table-cell office:value-type="float" office:value="0.238548022368">
                <text:p>0.238548022368</text:p>
              </table:table-cell>
              <table:table-cell office:value-type="float" office:value="5.00950846972">
                <text:p>5.00950846972</text:p>
              </table:table-cell>
            </table:table-row>
            <table:table-row>
              <table:table-cell office:value-type="string">
                <text:p>14:22:26</text:p>
              </table:table-cell>
              <table:table-cell office:value-type="float" office:value="2.3828537861">
                <text:p>2.3828537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7</text:p>
              </table:table-cell>
              <table:table-cell office:value-type="float" office:value="5.98301483292">
                <text:p>5.98301483292</text:p>
              </table:table-cell>
              <table:table-cell office:value-type="float" office:value="4.06845008639">
                <text:p>4.06845008639</text:p>
              </table:table-cell>
              <table:table-cell office:value-type="float" office:value="2.63252652649">
                <text:p>2.63252652649</text:p>
              </table:table-cell>
              <table:table-cell office:value-type="float" office:value="0.239320593317">
                <text:p>0.239320593317</text:p>
              </table:table-cell>
            </table:table-row>
            <table:table-row>
              <table:table-cell office:value-type="string">
                <text:p>14:22:28</text:p>
              </table:table-cell>
              <table:table-cell office:value-type="float" office:value="2.60391270848">
                <text:p>2.60391270848</text:p>
              </table:table-cell>
              <table:table-cell office:value-type="float" office:value="2.84063204561">
                <text:p>2.84063204561</text:p>
              </table:table-cell>
              <table:table-cell office:value-type="float" office:value="4.97110607983">
                <text:p>4.97110607983</text:p>
              </table:table-cell>
              <table:table-cell office:value-type="float" office:value="5.91798342836">
                <text:p>5.91798342836</text:p>
              </table:table-cell>
            </table:table-row>
            <table:table-row>
              <table:table-cell office:value-type="string">
                <text:p>14:22:29</text:p>
              </table:table-cell>
              <table:table-cell office:value-type="float" office:value="0.94121174136">
                <text:p>0.94121174136</text:p>
              </table:table-cell>
              <table:table-cell office:value-type="float" office:value="0.70590880602">
                <text:p>0.70590880602</text:p>
              </table:table-cell>
              <table:table-cell office:value-type="float" office:value="0.70590880602">
                <text:p>0.70590880602</text:p>
              </table:table-cell>
              <table:table-cell office:value-type="float" office:value="0.70590880602">
                <text:p>0.70590880602</text:p>
              </table:table-cell>
            </table:table-row>
            <table:table-row>
              <table:table-cell office:value-type="string">
                <text:p>14:22:30</text:p>
              </table:table-cell>
              <table:table-cell office:value-type="float" office:value="0.238414757952">
                <text:p>0.238414757952</text:p>
              </table:table-cell>
              <table:table-cell office:value-type="float" office:value="0.238414757952">
                <text:p>0.238414757952</text:p>
              </table:table-cell>
              <table:table-cell office:value-type="float" office:value="0.238414757952">
                <text:p>0.238414757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1</text:p>
              </table:table-cell>
              <table:table-cell office:value-type="float" office:value="0.712279114379">
                <text:p>0.712279114379</text:p>
              </table:table-cell>
              <table:table-cell office:value-type="float" office:value="0.23742637146">
                <text:p>0.23742637146</text:p>
              </table:table-cell>
              <table:table-cell office:value-type="float" office:value="0.23742637146">
                <text:p>0.23742637146</text:p>
              </table:table-cell>
              <table:table-cell office:value-type="float" office:value="0.474852742919">
                <text:p>0.474852742919</text:p>
              </table:table-cell>
            </table:table-row>
            <table:table-row>
              <table:table-cell office:value-type="string">
                <text:p>14:22:32</text:p>
              </table:table-cell>
              <table:table-cell office:value-type="float" office:value="2.64212967682">
                <text:p>2.64212967682</text:p>
              </table:table-cell>
              <table:table-cell office:value-type="float" office:value="11.2890995282">
                <text:p>11.2890995282</text:p>
              </table:table-cell>
              <table:table-cell office:value-type="float" office:value="6.48522738856">
                <text:p>6.48522738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3</text:p>
              </table:table-cell>
              <table:table-cell office:value-type="float" office:value="2.66105647832">
                <text:p>2.66105647832</text:p>
              </table:table-cell>
              <table:table-cell office:value-type="float" office:value="0.241914225302">
                <text:p>0.241914225302</text:p>
              </table:table-cell>
              <table:table-cell office:value-type="float" office:value="4.11254183013">
                <text:p>4.11254183013</text:p>
              </table:table-cell>
              <table:table-cell office:value-type="float" office:value="10.8861401386">
                <text:p>10.8861401386</text:p>
              </table:table-cell>
            </table:table-row>
            <table:table-row>
              <table:table-cell office:value-type="string">
                <text:p>14:22:34</text:p>
              </table:table-cell>
              <table:table-cell office:value-type="float" office:value="3.10921481622">
                <text:p>3.10921481622</text:p>
              </table:table-cell>
              <table:table-cell office:value-type="float" office:value="0">
                <text:p>0</text:p>
              </table:table-cell>
              <table:table-cell office:value-type="float" office:value="0.239170370479">
                <text:p>0.239170370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5</text:p>
              </table:table-cell>
              <table:table-cell office:value-type="float" office:value="2.85054352812">
                <text:p>2.85054352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021cm" svg:y="3.453cm" style:legend-expansion="high" chart:style-name="ch2"/>
        <chart:plot-area chart:style-name="ch3" chart:data-source-has-labels="both" svg:x="0.319cm" svg:y="0.179cm" svg:width="12.383cm" svg:height="8.641cm">
          <chartooo:coordinate-region svg:x="1.162cm" svg:y="0.179cm" svg:width="11.54cm" svg:height="6.975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6" chart:label-cell-address="local-table.$B$1" chart:class="chart:bar">
            <chart:data-point chart:repeated="25"/>
          </chart:series>
          <chart:series chart:style-name="ch8" chart:values-cell-range-address="local-table.$C$2:.$C$26" chart:label-cell-address="local-table.$C$1" chart:class="chart:bar">
            <chart:data-point chart:repeated="25"/>
          </chart:series>
          <chart:series chart:style-name="ch9" chart:values-cell-range-address="local-table.$D$2:.$D$26" chart:label-cell-address="local-table.$D$1" chart:class="chart:bar">
            <chart:data-point chart:repeated="25"/>
          </chart:series>
          <chart:series chart:style-name="ch10" chart:values-cell-range-address="local-table.$E$2:.$E$26" chart:label-cell-address="local-table.$E$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CPU(Node5)</text:p>
              </table:table-cell>
              <table:table-cell office:value-type="string">
                <text:p>%CPU(Node6)</text:p>
              </table:table-cell>
              <table:table-cell office:value-type="string">
                <text:p>%CPU(Node7)</text:p>
              </table:table-cell>
              <table:table-cell office:value-type="string">
                <text:p>%CPU(Node8)</text:p>
              </table:table-cell>
            </table:table-row>
          </table:table-header-rows>
          <table:table-rows>
            <table:table-row>
              <table:table-cell office:value-type="string">
                <text:p>14:22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599845016">
                <text:p>26.3599845016</text:p>
              </table:table-cell>
              <table:table-cell office:value-type="float" office:value="23.6998025794">
                <text:p>23.6998025794</text:p>
              </table:table-cell>
            </table:table-row>
            <table:table-row>
              <table:table-cell office:value-type="string">
                <text:p>14:22:18</text:p>
              </table:table-cell>
              <table:table-cell office:value-type="float" office:value="11.2750158042">
                <text:p>11.2750158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4</text:p>
              </table:table-cell>
              <table:table-cell office:value-type="float" office:value="12.4051942332">
                <text:p>12.4051942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5</text:p>
              </table:table-cell>
              <table:table-cell office:value-type="float" office:value="0">
                <text:p>0</text:p>
              </table:table-cell>
              <table:table-cell office:value-type="float" office:value="23.7024155784">
                <text:p>23.7024155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.7707406469">
                <text:p>17.7707406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7</text:p>
              </table:table-cell>
              <table:table-cell office:value-type="float" office:value="9.1028959563">
                <text:p>9.1028959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03859021">
                <text:p>22.03859021</text:p>
              </table:table-cell>
            </table:table-row>
            <table:table-row>
              <table:table-cell office:value-type="string">
                <text:p>14:22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4</text:p>
              </table:table-cell>
              <table:table-cell office:value-type="float" office:value="13.107095739">
                <text:p>13.107095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5</text:p>
              </table:table-cell>
              <table:table-cell office:value-type="float" office:value="0">
                <text:p>0</text:p>
              </table:table-cell>
              <table:table-cell office:value-type="float" office:value="19.8503023029">
                <text:p>19.8503023029</text:p>
              </table:table-cell>
              <table:table-cell office:value-type="float" office:value="21.0606865896">
                <text:p>21.0606865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7</text:p>
              </table:table-cell>
              <table:table-cell office:value-type="float" office:value="8.04457285103">
                <text:p>8.04457285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.6382219599">
                <text:p>19.6382219599</text:p>
              </table:table-cell>
            </table:table-row>
            <table:table-row>
              <table:table-cell office:value-type="string">
                <text:p>14:22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1.91cm" svg:y="3.453cm" style:legend-expansion="high" chart:style-name="ch2"/>
        <chart:plot-area chart:style-name="ch3" chart:data-source-has-labels="both" svg:x="0.319cm" svg:y="0.179cm" svg:width="11.272cm" svg:height="8.641cm">
          <chartooo:coordinate-region svg:x="1.176cm" svg:y="0.179cm" svg:width="10.415cm" svg:height="6.975cm"/>
          <chart:axis chart:dimension="x" chart:name="primary-x" chart:style-name="ch4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bar">
            <chart:data-point chart:repeated="24"/>
          </chart:series>
          <chart:series chart:style-name="ch8" chart:values-cell-range-address="local-table.$C$2:.$C$25" chart:label-cell-address="local-table.$C$1" chart:class="chart:bar">
            <chart:data-point chart:repeated="24"/>
          </chart:series>
          <chart:series chart:style-name="ch9" chart:values-cell-range-address="local-table.$D$2:.$D$25" chart:label-cell-address="local-table.$D$1" chart:class="chart:bar">
            <chart:data-point chart:repeated="24"/>
          </chart:series>
          <chart:series chart:style-name="ch10" chart:values-cell-range-address="local-table.$E$2:.$E$25" chart:label-cell-address="local-table.$E$1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 WRRQ(Node1)</text:p>
                <text:list>
                  <text:list-item>
                    <text:p>Block WRRQ(Node1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lock WRRQ(Node2)</text:p>
                <text:list>
                  <text:list-item>
                    <text:p>Block WRRQ(Node2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lock WRRQ(Node3)</text:p>
                <text:list>
                  <text:list-item>
                    <text:p>Block WRRQ(Node3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lock WRRQ(Node4)</text:p>
                <text:list>
                  <text:list-item>
                    <text:p>Block WRRQ(Node4)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4:22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9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:22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:22: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1.91cm" svg:y="3.453cm" style:legend-expansion="high" chart:style-name="ch2"/>
        <chart:plot-area chart:style-name="ch3" chart:data-source-has-labels="both" svg:x="0.319cm" svg:y="0.179cm" svg:width="11.272cm" svg:height="8.641cm">
          <chartooo:coordinate-region svg:x="1.178cm" svg:y="0.179cm" svg:width="10.413cm" svg:height="6.975cm"/>
          <chart:axis chart:dimension="x" chart:name="primary-x" chart:style-name="ch4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bar">
            <chart:data-point chart:repeated="24"/>
          </chart:series>
          <chart:series chart:style-name="ch8" chart:values-cell-range-address="local-table.$C$2:.$C$25" chart:label-cell-address="local-table.$C$1" chart:class="chart:bar">
            <chart:data-point chart:repeated="24"/>
          </chart:series>
          <chart:series chart:style-name="ch9" chart:values-cell-range-address="local-table.$D$2:.$D$25" chart:label-cell-address="local-table.$D$1" chart:class="chart:bar">
            <chart:data-point chart:repeated="24"/>
          </chart:series>
          <chart:series chart:style-name="ch10" chart:values-cell-range-address="local-table.$E$2:.$E$25" chart:label-cell-address="local-table.$E$1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 WRRQ(Node5)</text:p>
                <text:list>
                  <text:list-item>
                    <text:p>Block WRRQ(Node5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lock WRRQ(Node6)</text:p>
                <text:list>
                  <text:list-item>
                    <text:p>Block WRRQ(Node6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lock WRRQ(Node7)</text:p>
                <text:list>
                  <text:list-item>
                    <text:p>Block WRRQ(Node7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lock WRRQ(Node8)</text:p>
                <text:list>
                  <text:list-item>
                    <text:p>Block WRRQ(Node8)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4:22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:22: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:22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36cm" svg:y="3.453cm" style:legend-expansion="high" chart:style-name="ch2"/>
        <chart:plot-area chart:style-name="ch3" chart:data-source-has-labels="both" svg:x="0.319cm" svg:y="0.179cm" svg:width="11.722cm" svg:height="8.641cm">
          <chartooo:coordinate-region svg:x="1.866cm" svg:y="0.179cm" svg:width="10.175cm" svg:height="6.975cm"/>
          <chart:axis chart:dimension="x" chart:name="primary-x" chart:style-name="ch4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bar">
            <chart:data-point chart:repeated="24"/>
          </chart:series>
          <chart:series chart:style-name="ch8" chart:values-cell-range-address="local-table.$C$2:.$C$25" chart:label-cell-address="local-table.$C$1" chart:class="chart:bar">
            <chart:data-point chart:repeated="24"/>
          </chart:series>
          <chart:series chart:style-name="ch9" chart:values-cell-range-address="local-table.$D$2:.$D$25" chart:label-cell-address="local-table.$D$1" chart:class="chart:bar">
            <chart:data-point chart:repeated="24"/>
          </chart:series>
          <chart:series chart:style-name="ch10" chart:values-cell-range-address="local-table.$E$2:.$E$25" chart:label-cell-address="local-table.$E$1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RXBY(Node1)</text:p>
                <text:list>
                  <text:list-item>
                    <text:p>Net RXBY(Node1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RXBY(Node2)</text:p>
                <text:list>
                  <text:list-item>
                    <text:p>Net RXBY(Node2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RXBY(Node3)</text:p>
                <text:list>
                  <text:list-item>
                    <text:p>Net RXBY(Node3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RXBY(Node4)</text:p>
                <text:list>
                  <text:list-item>
                    <text:p>Net RXBY(Node4)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4:22:11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3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5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6</text:p>
              </table:table-cell>
              <table:table-cell office:value-type="float" office:value="38664">
                <text:p>38664</text:p>
              </table:table-cell>
              <table:table-cell office:value-type="float" office:value="14628">
                <text:p>14628</text:p>
              </table:table-cell>
              <table:table-cell office:value-type="float" office:value="16960">
                <text:p>1696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:22:17</text:p>
              </table:table-cell>
              <table:table-cell office:value-type="float" office:value="247322">
                <text:p>247322</text:p>
              </table:table-cell>
              <table:table-cell office:value-type="float" office:value="6592">
                <text:p>6592</text:p>
              </table:table-cell>
              <table:table-cell office:value-type="float" office:value="8736">
                <text:p>8736</text:p>
              </table:table-cell>
              <table:table-cell office:value-type="float" office:value="15812">
                <text:p>15812</text:p>
              </table:table-cell>
            </table:table-row>
            <table:table-row>
              <table:table-cell office:value-type="string">
                <text:p>14:22:18</text:p>
              </table:table-cell>
              <table:table-cell office:value-type="float" office:value="5429356">
                <text:p>5429356</text:p>
              </table:table-cell>
              <table:table-cell office:value-type="float" office:value="1490838">
                <text:p>1490838</text:p>
              </table:table-cell>
              <table:table-cell office:value-type="float" office:value="1513060">
                <text:p>1513060</text:p>
              </table:table-cell>
              <table:table-cell office:value-type="float" office:value="1472130">
                <text:p>1472130</text:p>
              </table:table-cell>
            </table:table-row>
            <table:table-row>
              <table:table-cell office:value-type="string">
                <text:p>14:22:19</text:p>
              </table:table-cell>
              <table:table-cell office:value-type="float" office:value="4008234">
                <text:p>4008234</text:p>
              </table:table-cell>
              <table:table-cell office:value-type="float" office:value="864624">
                <text:p>864624</text:p>
              </table:table-cell>
              <table:table-cell office:value-type="float" office:value="877001">
                <text:p>877001</text:p>
              </table:table-cell>
              <table:table-cell office:value-type="float" office:value="847834">
                <text:p>847834</text:p>
              </table:table-cell>
            </table:table-row>
            <table:table-row>
              <table:table-cell office:value-type="string">
                <text:p>14:22:2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1</text:p>
              </table:table-cell>
              <table:table-cell office:value-type="float" office:value="14652">
                <text:p>14652</text:p>
              </table:table-cell>
              <table:table-cell office:value-type="float" office:value="3704">
                <text:p>3704</text:p>
              </table:table-cell>
              <table:table-cell office:value-type="float" office:value="4230">
                <text:p>423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14:22:22</text:p>
              </table:table-cell>
              <table:table-cell office:value-type="float" office:value="11836">
                <text:p>11836</text:p>
              </table:table-cell>
              <table:table-cell office:value-type="float" office:value="12806">
                <text:p>12806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:22:23</text:p>
              </table:table-cell>
              <table:table-cell office:value-type="float" office:value="19792">
                <text:p>19792</text:p>
              </table:table-cell>
              <table:table-cell office:value-type="float" office:value="1386">
                <text:p>1386</text:p>
              </table:table-cell>
              <table:table-cell office:value-type="float" office:value="13754">
                <text:p>13754</text:p>
              </table:table-cell>
              <table:table-cell office:value-type="float" office:value="7054">
                <text:p>7054</text:p>
              </table:table-cell>
            </table:table-row>
            <table:table-row>
              <table:table-cell office:value-type="string">
                <text:p>14:22:24</text:p>
              </table:table-cell>
              <table:table-cell office:value-type="float" office:value="19136">
                <text:p>1913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14:22:26</text:p>
              </table:table-cell>
              <table:table-cell office:value-type="float" office:value="18388">
                <text:p>1838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:22:27</text:p>
              </table:table-cell>
              <table:table-cell office:value-type="float" office:value="27180">
                <text:p>27180</text:p>
              </table:table-cell>
              <table:table-cell office:value-type="float" office:value="5386">
                <text:p>5386</text:p>
              </table:table-cell>
              <table:table-cell office:value-type="float" office:value="5386">
                <text:p>53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:22:28</text:p>
              </table:table-cell>
              <table:table-cell office:value-type="float" office:value="1373672">
                <text:p>1373672</text:p>
              </table:table-cell>
              <table:table-cell office:value-type="float" office:value="1050523">
                <text:p>1050523</text:p>
              </table:table-cell>
              <table:table-cell office:value-type="float" office:value="1043619">
                <text:p>1043619</text:p>
              </table:table-cell>
              <table:table-cell office:value-type="float" office:value="1033061">
                <text:p>1033061</text:p>
              </table:table-cell>
            </table:table-row>
            <table:table-row>
              <table:table-cell office:value-type="string">
                <text:p>14:22:29</text:p>
              </table:table-cell>
              <table:table-cell office:value-type="float" office:value="26738">
                <text:p>26738</text:p>
              </table:table-cell>
              <table:table-cell office:value-type="float" office:value="36730">
                <text:p>36730</text:p>
              </table:table-cell>
              <table:table-cell office:value-type="float" office:value="64759">
                <text:p>64759</text:p>
              </table:table-cell>
              <table:table-cell office:value-type="float" office:value="44832">
                <text:p>44832</text:p>
              </table:table-cell>
            </table:table-row>
            <table:table-row>
              <table:table-cell office:value-type="string">
                <text:p>14:22:30</text:p>
              </table:table-cell>
              <table:table-cell office:value-type="float" office:value="12732">
                <text:p>12732</text:p>
              </table:table-cell>
              <table:table-cell office:value-type="float" office:value="3436">
                <text:p>3436</text:p>
              </table:table-cell>
              <table:table-cell office:value-type="float" office:value="692">
                <text:p>69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14:22:31</text:p>
              </table:table-cell>
              <table:table-cell office:value-type="float" office:value="2584">
                <text:p>2584</text:p>
              </table:table-cell>
              <table:table-cell office:value-type="float" office:value="1916">
                <text:p>1916</text:p>
              </table:table-cell>
              <table:table-cell office:value-type="float" office:value="3534">
                <text:p>353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4:22:32</text:p>
              </table:table-cell>
              <table:table-cell office:value-type="float" office:value="21614">
                <text:p>21614</text:p>
              </table:table-cell>
              <table:table-cell office:value-type="float" office:value="12350">
                <text:p>12350</text:p>
              </table:table-cell>
              <table:table-cell office:value-type="float" office:value="12616">
                <text:p>12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3</text:p>
              </table:table-cell>
              <table:table-cell office:value-type="float" office:value="14679">
                <text:p>14679</text:p>
              </table:table-cell>
              <table:table-cell office:value-type="float" office:value="97">
                <text:p>97</text:p>
              </table:table-cell>
              <table:table-cell office:value-type="float" office:value="1483">
                <text:p>1483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string">
                <text:p>14:22:34</text:p>
              </table:table-cell>
              <table:table-cell office:value-type="float" office:value="24098">
                <text:p>24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5</text:p>
              </table:table-cell>
              <table:table-cell office:value-type="float" office:value="18716">
                <text:p>1871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36cm" svg:y="3.453cm" style:legend-expansion="high" chart:style-name="ch2"/>
        <chart:plot-area chart:style-name="ch3" chart:data-source-has-labels="both" svg:x="0.319cm" svg:y="0.179cm" svg:width="11.722cm" svg:height="8.641cm">
          <chartooo:coordinate-region svg:x="2.052cm" svg:y="0.179cm" svg:width="9.989cm" svg:height="6.976cm"/>
          <chart:axis chart:dimension="x" chart:name="primary-x" chart:style-name="ch4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bar">
            <chart:data-point chart:repeated="24"/>
          </chart:series>
          <chart:series chart:style-name="ch8" chart:values-cell-range-address="local-table.$C$2:.$C$25" chart:label-cell-address="local-table.$C$1" chart:class="chart:bar">
            <chart:data-point chart:repeated="24"/>
          </chart:series>
          <chart:series chart:style-name="ch9" chart:values-cell-range-address="local-table.$D$2:.$D$25" chart:label-cell-address="local-table.$D$1" chart:class="chart:bar">
            <chart:data-point chart:repeated="24"/>
          </chart:series>
          <chart:series chart:style-name="ch10" chart:values-cell-range-address="local-table.$E$2:.$E$25" chart:label-cell-address="local-table.$E$1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RXBY(Node5)</text:p>
                <text:list>
                  <text:list-item>
                    <text:p>Net RXBY(Node5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RXBY(Node6)</text:p>
                <text:list>
                  <text:list-item>
                    <text:p>Net RXBY(Node6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RXBY(Node7)</text:p>
                <text:list>
                  <text:list-item>
                    <text:p>Net RXBY(Node7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RXBY(Node8)</text:p>
                <text:list>
                  <text:list-item>
                    <text:p>Net RXBY(Node8)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4:22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6</text:p>
              </table:table-cell>
              <table:table-cell office:value-type="float" office:value="6578">
                <text:p>6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7</text:p>
              </table:table-cell>
              <table:table-cell office:value-type="float" office:value="7353687">
                <text:p>7353687</text:p>
              </table:table-cell>
              <table:table-cell office:value-type="float" office:value="1226326">
                <text:p>1226326</text:p>
              </table:table-cell>
              <table:table-cell office:value-type="float" office:value="970262">
                <text:p>970262</text:p>
              </table:table-cell>
              <table:table-cell office:value-type="float" office:value="1185311">
                <text:p>1185311</text:p>
              </table:table-cell>
            </table:table-row>
            <table:table-row>
              <table:table-cell office:value-type="string">
                <text:p>14:22:18</text:p>
              </table:table-cell>
              <table:table-cell office:value-type="float" office:value="11287124">
                <text:p>11287124</text:p>
              </table:table-cell>
              <table:table-cell office:value-type="float" office:value="18499919">
                <text:p>18499919</text:p>
              </table:table-cell>
              <table:table-cell office:value-type="float" office:value="18780639">
                <text:p>18780639</text:p>
              </table:table-cell>
              <table:table-cell office:value-type="float" office:value="17417600">
                <text:p>17417600</text:p>
              </table:table-cell>
            </table:table-row>
            <table:table-row>
              <table:table-cell office:value-type="string">
                <text:p>14:22:19</text:p>
              </table:table-cell>
              <table:table-cell office:value-type="float" office:value="1083822">
                <text:p>1083822</text:p>
              </table:table-cell>
              <table:table-cell office:value-type="float" office:value="1040450">
                <text:p>1040450</text:p>
              </table:table-cell>
              <table:table-cell office:value-type="float" office:value="1060570">
                <text:p>1060570</text:p>
              </table:table-cell>
              <table:table-cell office:value-type="float" office:value="1040247">
                <text:p>1040247</text:p>
              </table:table-cell>
            </table:table-row>
            <table:table-row>
              <table:table-cell office:value-type="string">
                <text:p>14:22: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1</text:p>
              </table:table-cell>
              <table:table-cell office:value-type="float" office:value="4608">
                <text:p>4608</text:p>
              </table:table-cell>
              <table:table-cell office:value-type="float" office:value="4216">
                <text:p>4216</text:p>
              </table:table-cell>
              <table:table-cell office:value-type="float" office:value="4676">
                <text:p>4676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14:22:2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:22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4</text:p>
              </table:table-cell>
              <table:table-cell office:value-type="float" office:value="12428">
                <text:p>1242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:22:25</text:p>
              </table:table-cell>
              <table:table-cell office:value-type="float" office:value="1446">
                <text:p>1446</text:p>
              </table:table-cell>
              <table:table-cell office:value-type="float" office:value="13814">
                <text:p>13814</text:p>
              </table:table-cell>
              <table:table-cell office:value-type="float" office:value="5386">
                <text:p>53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:22:2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488">
                <text:p>8488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string">
                <text:p>14:22:27</text:p>
              </table:table-cell>
              <table:table-cell office:value-type="float" office:value="655692">
                <text:p>655692</text:p>
              </table:table-cell>
              <table:table-cell office:value-type="float" office:value="20290">
                <text:p>20290</text:p>
              </table:table-cell>
              <table:table-cell office:value-type="float" office:value="26496">
                <text:p>26496</text:p>
              </table:table-cell>
              <table:table-cell office:value-type="float" office:value="188785">
                <text:p>188785</text:p>
              </table:table-cell>
            </table:table-row>
            <table:table-row>
              <table:table-cell office:value-type="string">
                <text:p>14:22:28</text:p>
              </table:table-cell>
              <table:table-cell office:value-type="float" office:value="606117">
                <text:p>606117</text:p>
              </table:table-cell>
              <table:table-cell office:value-type="float" office:value="1202143">
                <text:p>1202143</text:p>
              </table:table-cell>
              <table:table-cell office:value-type="float" office:value="1216069">
                <text:p>1216069</text:p>
              </table:table-cell>
              <table:table-cell office:value-type="float" office:value="1033458">
                <text:p>1033458</text:p>
              </table:table-cell>
            </table:table-row>
            <table:table-row>
              <table:table-cell office:value-type="string">
                <text:p>14:22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1</text:p>
              </table:table-cell>
              <table:table-cell office:value-type="float" office:value="4406">
                <text:p>4406</text:p>
              </table:table-cell>
              <table:table-cell office:value-type="float" office:value="3750">
                <text:p>3750</text:p>
              </table:table-cell>
              <table:table-cell office:value-type="float" office:value="4210">
                <text:p>4210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4:22:3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:22:33</text:p>
              </table:table-cell>
              <table:table-cell office:value-type="float" office:value="3589">
                <text:p>3589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:22:34</text:p>
              </table:table-cell>
              <table:table-cell office:value-type="float" office:value="10510">
                <text:p>10510</text:p>
              </table:table-cell>
              <table:table-cell office:value-type="float" office:value="12616">
                <text:p>12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5</text:p>
              </table:table-cell>
              <table:table-cell office:value-type="float" office:value="0">
                <text:p>0</text:p>
              </table:table-cell>
              <table:table-cell office:value-type="float" office:value="1386">
                <text:p>1386</text:p>
              </table:table-cell>
              <table:table-cell office:value-type="float" office:value="14002">
                <text:p>14002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14:22:36</text:p>
              </table:table-cell>
              <table:table-cell office:value-type="float" office:value="13402">
                <text:p>13402</text:p>
              </table:table-cell>
              <table:table-cell office:value-type="float" office:value="5386">
                <text:p>5386</text:p>
              </table:table-cell>
              <table:table-cell office:value-type="float" office:value="5386">
                <text:p>5386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14:22:37</text:p>
              </table:table-cell>
              <table:table-cell office:value-type="float" office:value="902207">
                <text:p>902207</text:p>
              </table:table-cell>
              <table:table-cell office:value-type="float" office:value="868065">
                <text:p>868065</text:p>
              </table:table-cell>
              <table:table-cell office:value-type="float" office:value="886373">
                <text:p>886373</text:p>
              </table:table-cell>
              <table:table-cell office:value-type="float" office:value="874107">
                <text:p>874107</text:p>
              </table:table-cell>
            </table:table-row>
            <table:table-row>
              <table:table-cell office:value-type="string">
                <text:p>14:22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334cm" svg:y="3.453cm" style:legend-expansion="high" chart:style-name="ch2"/>
        <chart:plot-area chart:style-name="ch3" chart:data-source-has-labels="both" svg:x="0.319cm" svg:y="0.179cm" svg:width="11.696cm" svg:height="8.641cm">
          <chartooo:coordinate-region svg:x="2.052cm" svg:y="0.179cm" svg:width="9.963cm" svg:height="6.975cm"/>
          <chart:axis chart:dimension="x" chart:name="primary-x" chart:style-name="ch4" chartooo:axis-type="auto">
            <chartooo:date-scale/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" chart:label-cell-address="local-table.$B$1" chart:class="chart:bar">
            <chart:data-point chart:repeated="24"/>
          </chart:series>
          <chart:series chart:style-name="ch8" chart:values-cell-range-address="local-table.$C$2:.$C$25" chart:label-cell-address="local-table.$C$1" chart:class="chart:bar">
            <chart:data-point chart:repeated="24"/>
          </chart:series>
          <chart:series chart:style-name="ch9" chart:values-cell-range-address="local-table.$D$2:.$D$25" chart:label-cell-address="local-table.$D$1" chart:class="chart:bar">
            <chart:data-point chart:repeated="24"/>
          </chart:series>
          <chart:series chart:style-name="ch10" chart:values-cell-range-address="local-table.$E$2:.$E$25" chart:label-cell-address="local-table.$E$1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TXBY(Node1)</text:p>
                <text:list>
                  <text:list-item>
                    <text:p>Net TXBY(Node1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TXBY(Node2)</text:p>
                <text:list>
                  <text:list-item>
                    <text:p>Net TXBY(Node2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TXBY(NOde3)</text:p>
                <text:list>
                  <text:list-item>
                    <text:p>Net TXBY(NOde3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TXBY(Node4)</text:p>
                <text:list>
                  <text:list-item>
                    <text:p>Net TXBY(Node4)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4:22:1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3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5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6</text:p>
              </table:table-cell>
              <table:table-cell office:value-type="float" office:value="45574">
                <text:p>45574</text:p>
              </table:table-cell>
              <table:table-cell office:value-type="float" office:value="12428">
                <text:p>12428</text:p>
              </table:table-cell>
              <table:table-cell office:value-type="float" office:value="14532">
                <text:p>14532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4:22:17</text:p>
              </table:table-cell>
              <table:table-cell office:value-type="float" office:value="39223723">
                <text:p>39223723</text:p>
              </table:table-cell>
              <table:table-cell office:value-type="float" office:value="4868">
                <text:p>4868</text:p>
              </table:table-cell>
              <table:table-cell office:value-type="float" office:value="8366">
                <text:p>8366</text:p>
              </table:table-cell>
              <table:table-cell office:value-type="float" office:value="12292">
                <text:p>12292</text:p>
              </table:table-cell>
            </table:table-row>
            <table:table-row>
              <table:table-cell office:value-type="string">
                <text:p>14:22:18</text:p>
              </table:table-cell>
              <table:table-cell office:value-type="float" office:value="38959242">
                <text:p>38959242</text:p>
              </table:table-cell>
              <table:table-cell office:value-type="float" office:value="797306">
                <text:p>797306</text:p>
              </table:table-cell>
              <table:table-cell office:value-type="float" office:value="1685368">
                <text:p>1685368</text:p>
              </table:table-cell>
              <table:table-cell office:value-type="float" office:value="789744">
                <text:p>789744</text:p>
              </table:table-cell>
            </table:table-row>
            <table:table-row>
              <table:table-cell office:value-type="string">
                <text:p>14:22:19</text:p>
              </table:table-cell>
              <table:table-cell office:value-type="float" office:value="5443135">
                <text:p>5443135</text:p>
              </table:table-cell>
              <table:table-cell office:value-type="float" office:value="613002">
                <text:p>613002</text:p>
              </table:table-cell>
              <table:table-cell office:value-type="float" office:value="691788">
                <text:p>691788</text:p>
              </table:table-cell>
              <table:table-cell office:value-type="float" office:value="604762">
                <text:p>604762</text:p>
              </table:table-cell>
            </table:table-row>
            <table:table-row>
              <table:table-cell office:value-type="string">
                <text:p>14:22:2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1</text:p>
              </table:table-cell>
              <table:table-cell office:value-type="float" office:value="10736">
                <text:p>10736</text:p>
              </table:table-cell>
              <table:table-cell office:value-type="float" office:value="5040">
                <text:p>5040</text:p>
              </table:table-cell>
              <table:table-cell office:value-type="float" office:value="5408">
                <text:p>5408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14:22:22</text:p>
              </table:table-cell>
              <table:table-cell office:value-type="float" office:value="13696">
                <text:p>13696</text:p>
              </table:table-cell>
              <table:table-cell office:value-type="float" office:value="10946">
                <text:p>10946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:22:23</text:p>
              </table:table-cell>
              <table:table-cell office:value-type="float" office:value="22292">
                <text:p>22292</text:p>
              </table:table-cell>
              <table:table-cell office:value-type="float" office:value="1506">
                <text:p>1506</text:p>
              </table:table-cell>
              <table:table-cell office:value-type="float" office:value="12094">
                <text:p>12094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14:22:24</text:p>
              </table:table-cell>
              <table:table-cell office:value-type="float" office:value="22142">
                <text:p>22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4:22:26</text:p>
              </table:table-cell>
              <table:table-cell office:value-type="float" office:value="20894">
                <text:p>20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7</text:p>
              </table:table-cell>
              <table:table-cell office:value-type="float" office:value="31216">
                <text:p>31216</text:p>
              </table:table-cell>
              <table:table-cell office:value-type="float" office:value="4452">
                <text:p>4452</text:p>
              </table:table-cell>
              <table:table-cell office:value-type="float" office:value="4518">
                <text:p>4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8</text:p>
              </table:table-cell>
              <table:table-cell office:value-type="float" office:value="4442627">
                <text:p>4442627</text:p>
              </table:table-cell>
              <table:table-cell office:value-type="float" office:value="217760">
                <text:p>217760</text:p>
              </table:table-cell>
              <table:table-cell office:value-type="float" office:value="1039514">
                <text:p>1039514</text:p>
              </table:table-cell>
              <table:table-cell office:value-type="float" office:value="213660">
                <text:p>213660</text:p>
              </table:table-cell>
            </table:table-row>
            <table:table-row>
              <table:table-cell office:value-type="string">
                <text:p>14:22:29</text:p>
              </table:table-cell>
              <table:table-cell office:value-type="float" office:value="103973">
                <text:p>103973</text:p>
              </table:table-cell>
              <table:table-cell office:value-type="float" office:value="10168">
                <text:p>10168</text:p>
              </table:table-cell>
              <table:table-cell office:value-type="float" office:value="59892">
                <text:p>59892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14:22:30</text:p>
              </table:table-cell>
              <table:table-cell office:value-type="float" office:value="8600">
                <text:p>8600</text:p>
              </table:table-cell>
              <table:table-cell office:value-type="float" office:value="4654">
                <text:p>4654</text:p>
              </table:table-cell>
              <table:table-cell office:value-type="float" office:value="824">
                <text:p>824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14:22:31</text:p>
              </table:table-cell>
              <table:table-cell office:value-type="float" office:value="3598">
                <text:p>3598</text:p>
              </table:table-cell>
              <table:table-cell office:value-type="float" office:value="1430">
                <text:p>1430</text:p>
              </table:table-cell>
              <table:table-cell office:value-type="float" office:value="4462">
                <text:p>446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4:22:32</text:p>
              </table:table-cell>
              <table:table-cell office:value-type="float" office:value="25064">
                <text:p>25064</text:p>
              </table:table-cell>
              <table:table-cell office:value-type="float" office:value="10928">
                <text:p>10928</text:p>
              </table:table-cell>
              <table:table-cell office:value-type="float" office:value="10588">
                <text:p>1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3</text:p>
              </table:table-cell>
              <table:table-cell office:value-type="float" office:value="17076">
                <text:p>17076</text:p>
              </table:table-cell>
              <table:table-cell office:value-type="float" office:value="0">
                <text:p>0</text:p>
              </table:table-cell>
              <table:table-cell office:value-type="float" office:value="1506">
                <text:p>1506</text:p>
              </table:table-cell>
              <table:table-cell office:value-type="float" office:value="8526">
                <text:p>8526</text:p>
              </table:table-cell>
            </table:table-row>
            <table:table-row>
              <table:table-cell office:value-type="string">
                <text:p>14:22:34</text:p>
              </table:table-cell>
              <table:table-cell office:value-type="float" office:value="27950">
                <text:p>27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5</text:p>
              </table:table-cell>
              <table:table-cell office:value-type="float" office:value="21682">
                <text:p>21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519cm" svg:y="3.453cm" style:legend-expansion="high" chart:style-name="ch2"/>
        <chart:plot-area chart:style-name="ch3" chart:data-source-has-labels="both" svg:x="0.319cm" svg:y="0.179cm" svg:width="11.881cm" svg:height="8.641cm">
          <chartooo:coordinate-region svg:x="1.866cm" svg:y="0.179cm" svg:width="10.334cm" svg:height="6.976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6" chart:label-cell-address="local-table.$B$1" chart:class="chart:bar">
            <chart:data-point chart:repeated="25"/>
          </chart:series>
          <chart:series chart:style-name="ch8" chart:values-cell-range-address="local-table.$C$2:.$C$26" chart:label-cell-address="local-table.$C$1" chart:class="chart:bar">
            <chart:data-point chart:repeated="25"/>
          </chart:series>
          <chart:series chart:style-name="ch9" chart:values-cell-range-address="local-table.$D$2:.$D$26" chart:label-cell-address="local-table.$D$1" chart:class="chart:bar">
            <chart:data-point chart:repeated="25"/>
          </chart:series>
          <chart:series chart:style-name="ch10" chart:values-cell-range-address="local-table.$E$2:.$E$26" chart:label-cell-address="local-table.$E$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TXBY(Node5)</text:p>
              </table:table-cell>
              <table:table-cell office:value-type="string">
                <text:p>Net TXBY(Node6)</text:p>
              </table:table-cell>
              <table:table-cell office:value-type="string">
                <text:p>Net TXBY(Node7)</text:p>
              </table:table-cell>
              <table:table-cell office:value-type="string">
                <text:p>Net TXBY(Node8)</text:p>
              </table:table-cell>
            </table:table-row>
          </table:table-header-rows>
          <table:table-rows>
            <table:table-row>
              <table:table-cell office:value-type="string">
                <text:p>14:22: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:22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6</text:p>
              </table:table-cell>
              <table:table-cell office:value-type="float" office:value="5614">
                <text:p>5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17</text:p>
              </table:table-cell>
              <table:table-cell office:value-type="float" office:value="62204">
                <text:p>62204</text:p>
              </table:table-cell>
              <table:table-cell office:value-type="float" office:value="29980">
                <text:p>29980</text:p>
              </table:table-cell>
              <table:table-cell office:value-type="float" office:value="31416">
                <text:p>31416</text:p>
              </table:table-cell>
              <table:table-cell office:value-type="float" office:value="29278">
                <text:p>29278</text:p>
              </table:table-cell>
            </table:table-row>
            <table:table-row>
              <table:table-cell office:value-type="string">
                <text:p>14:22:18</text:p>
              </table:table-cell>
              <table:table-cell office:value-type="float" office:value="2364866">
                <text:p>2364866</text:p>
              </table:table-cell>
              <table:table-cell office:value-type="float" office:value="658240">
                <text:p>658240</text:p>
              </table:table-cell>
              <table:table-cell office:value-type="float" office:value="1531698">
                <text:p>1531698</text:p>
              </table:table-cell>
              <table:table-cell office:value-type="float" office:value="656272">
                <text:p>656272</text:p>
              </table:table-cell>
            </table:table-row>
            <table:table-row>
              <table:table-cell office:value-type="string">
                <text:p>14:22:19</text:p>
              </table:table-cell>
              <table:table-cell office:value-type="float" office:value="997476">
                <text:p>997476</text:p>
              </table:table-cell>
              <table:table-cell office:value-type="float" office:value="791158">
                <text:p>791158</text:p>
              </table:table-cell>
              <table:table-cell office:value-type="float" office:value="893912">
                <text:p>893912</text:p>
              </table:table-cell>
              <table:table-cell office:value-type="float" office:value="791386">
                <text:p>791386</text:p>
              </table:table-cell>
            </table:table-row>
            <table:table-row>
              <table:table-cell office:value-type="string">
                <text:p>14:22: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1</text:p>
              </table:table-cell>
              <table:table-cell office:value-type="float" office:value="5364">
                <text:p>5364</text:p>
              </table:table-cell>
              <table:table-cell office:value-type="float" office:value="4166">
                <text:p>4166</text:p>
              </table:table-cell>
              <table:table-cell office:value-type="float" office:value="4666">
                <text:p>4666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14:22:2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:22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4</text:p>
              </table:table-cell>
              <table:table-cell office:value-type="float" office:value="10588">
                <text:p>10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5</text:p>
              </table:table-cell>
              <table:table-cell office:value-type="float" office:value="1506">
                <text:p>1506</text:p>
              </table:table-cell>
              <table:table-cell office:value-type="float" office:value="12094">
                <text:p>12094</text:p>
              </table:table-cell>
              <table:table-cell office:value-type="float" office:value="4452">
                <text:p>4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42">
                <text:p>7642</text:p>
              </table:table-cell>
              <table:table-cell office:value-type="float" office:value="12094">
                <text:p>12094</text:p>
              </table:table-cell>
            </table:table-row>
            <table:table-row>
              <table:table-cell office:value-type="string">
                <text:p>14:22:27</text:p>
              </table:table-cell>
              <table:table-cell office:value-type="float" office:value="1273144">
                <text:p>1273144</text:p>
              </table:table-cell>
              <table:table-cell office:value-type="float" office:value="14442">
                <text:p>14442</text:p>
              </table:table-cell>
              <table:table-cell office:value-type="float" office:value="26816">
                <text:p>26816</text:p>
              </table:table-cell>
              <table:table-cell office:value-type="float" office:value="15682">
                <text:p>15682</text:p>
              </table:table-cell>
            </table:table-row>
            <table:table-row>
              <table:table-cell office:value-type="string">
                <text:p>14:22:28</text:p>
              </table:table-cell>
              <table:table-cell office:value-type="float" office:value="693876">
                <text:p>693876</text:p>
              </table:table-cell>
              <table:table-cell office:value-type="float" office:value="212072">
                <text:p>212072</text:p>
              </table:table-cell>
              <table:table-cell office:value-type="float" office:value="1070084">
                <text:p>1070084</text:p>
              </table:table-cell>
              <table:table-cell office:value-type="float" office:value="210230">
                <text:p>210230</text:p>
              </table:table-cell>
            </table:table-row>
            <table:table-row>
              <table:table-cell office:value-type="string">
                <text:p>14:22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1</text:p>
              </table:table-cell>
              <table:table-cell office:value-type="float" office:value="5110">
                <text:p>5110</text:p>
              </table:table-cell>
              <table:table-cell office:value-type="float" office:value="3846">
                <text:p>3846</text:p>
              </table:table-cell>
              <table:table-cell office:value-type="float" office:value="4346">
                <text:p>4346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4:22:3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:22:33</text:p>
              </table:table-cell>
              <table:table-cell office:value-type="float" office:value="3396">
                <text:p>3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4</text:p>
              </table:table-cell>
              <table:table-cell office:value-type="float" office:value="8698">
                <text:p>8698</text:p>
              </table:table-cell>
              <table:table-cell office:value-type="float" office:value="10588">
                <text:p>10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22:35</text:p>
              </table:table-cell>
              <table:table-cell office:value-type="float" office:value="0">
                <text:p>0</text:p>
              </table:table-cell>
              <table:table-cell office:value-type="float" office:value="1506">
                <text:p>1506</text:p>
              </table:table-cell>
              <table:table-cell office:value-type="float" office:value="12094">
                <text:p>12094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14:22:36</text:p>
              </table:table-cell>
              <table:table-cell office:value-type="float" office:value="13880">
                <text:p>13880</text:p>
              </table:table-cell>
              <table:table-cell office:value-type="float" office:value="4452">
                <text:p>4452</text:p>
              </table:table-cell>
              <table:table-cell office:value-type="float" office:value="4452">
                <text:p>4452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string">
                <text:p>14:22:37</text:p>
              </table:table-cell>
              <table:table-cell office:value-type="float" office:value="1747542">
                <text:p>1747542</text:p>
              </table:table-cell>
              <table:table-cell office:value-type="float" office:value="31960">
                <text:p>31960</text:p>
              </table:table-cell>
              <table:table-cell office:value-type="float" office:value="891552">
                <text:p>891552</text:p>
              </table:table-cell>
              <table:table-cell office:value-type="float" office:value="37180">
                <text:p>37180</text:p>
              </table:table-cell>
            </table:table-row>
            <table:table-row>
              <table:table-cell office:value-type="string">
                <text:p>14:22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969cm" svg:y="3.453cm" style:legend-expansion="high" chart:style-name="ch2"/>
        <chart:plot-area chart:style-name="ch3" chart:data-source-has-labels="both" svg:x="0.319cm" svg:y="0.179cm" svg:width="12.331cm" svg:height="8.641cm">
          <chartooo:coordinate-region svg:x="1.143cm" svg:y="0.179cm" svg:width="11.507cm" svg:height="6.975cm"/>
          <chart:axis chart:dimension="x" chart:name="primary-x" chart:style-name="ch4" chartooo:axis-type="auto">
            <chartooo:date-scale/>
            <chart:categories table:cell-range-address="local-table.$A$2:.$A$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" chart:label-cell-address="local-table.$B$1" chart:class="chart:bar">
            <chart:data-point chart:repeated="23"/>
          </chart:series>
          <chart:series chart:style-name="ch8" chart:values-cell-range-address="local-table.$C$2:.$C$24" chart:label-cell-address="local-table.$C$1" chart:class="chart:bar">
            <chart:data-point chart:repeated="23"/>
          </chart:series>
          <chart:series chart:style-name="ch9" chart:values-cell-range-address="local-table.$D$2:.$D$24" chart:label-cell-address="local-table.$D$1" chart:class="chart:bar">
            <chart:data-point chart:repeated="23"/>
          </chart:series>
          <chart:series chart:style-name="ch10" chart:values-cell-range-address="local-table.$E$2:.$E$24" chart:label-cell-address="local-table.$E$1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Mem(Node1)</text:p>
              </table:table-cell>
              <table:table-cell office:value-type="string">
                <text:p>%Mem(Node2)</text:p>
              </table:table-cell>
              <table:table-cell office:value-type="string">
                <text:p>%Mem(Node3)</text:p>
              </table:table-cell>
              <table:table-cell office:value-type="string">
                <text:p>%Mem(Node4)</text:p>
              </table:table-cell>
            </table:table-row>
          </table:table-header-rows>
          <table:table-rows>
            <table:table-row>
              <table:table-cell office:value-type="string">
                <text:p>10:30: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1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1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1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1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1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2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2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3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3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3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3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3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30:3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1.91cm" svg:y="3.453cm" style:legend-expansion="high" chart:style-name="ch2"/>
        <chart:plot-area chart:style-name="ch3" chart:data-source-has-labels="both" svg:x="0.319cm" svg:y="0.179cm" svg:width="11.272cm" svg:height="8.641cm">
          <chartooo:coordinate-region svg:x="1.158cm" svg:y="0.179cm" svg:width="10.433cm" svg:height="6.976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series chart:style-name="ch8" chart:values-cell-range-address="local-table.$C$2:.$C$23" chart:label-cell-address="local-table.$C$1" chart:class="chart:bar">
            <chart:data-point chart:repeated="22"/>
          </chart:series>
          <chart:series chart:style-name="ch9" chart:values-cell-range-address="local-table.$D$2:.$D$23" chart:label-cell-address="local-table.$D$1" chart:class="chart:bar">
            <chart:data-point chart:repeated="22"/>
          </chart:series>
          <chart:series chart:style-name="ch10" chart:values-cell-range-address="local-table.$E$2:.$E$23" chart:label-cell-address="local-table.$E$1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 WRRQ(Node1)</text:p>
                <text:list>
                  <text:list-item>
                    <text:p>Block WRRQ(Node1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lock WRRQ(Node2)</text:p>
                <text:list>
                  <text:list-item>
                    <text:p>Block WRRQ(Node2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lock WRRQ(Node3)</text:p>
                <text:list>
                  <text:list-item>
                    <text:p>Block WRRQ(Node3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lock WRRQ(Node4)</text:p>
                <text:list>
                  <text:list-item>
                    <text:p>Block WRRQ(Node4)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:30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36cm" svg:y="3.453cm" style:legend-expansion="high" chart:style-name="ch2"/>
        <chart:plot-area chart:style-name="ch3" chart:data-source-has-labels="both" svg:x="0.319cm" svg:y="0.179cm" svg:width="11.722cm" svg:height="8.641cm">
          <chartooo:coordinate-region svg:x="1.149cm" svg:y="0.179cm" svg:width="10.892cm" svg:height="6.976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series chart:style-name="ch8" chart:values-cell-range-address="local-table.$C$2:.$C$23" chart:label-cell-address="local-table.$C$1" chart:class="chart:bar">
            <chart:data-point chart:repeated="22"/>
          </chart:series>
          <chart:series chart:style-name="ch9" chart:values-cell-range-address="local-table.$D$2:.$D$23" chart:label-cell-address="local-table.$D$1" chart:class="chart:bar">
            <chart:data-point chart:repeated="22"/>
          </chart:series>
          <chart:series chart:style-name="ch10" chart:values-cell-range-address="local-table.$E$2:.$E$23" chart:label-cell-address="local-table.$E$1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RXBY(Node1)</text:p>
                <text:list>
                  <text:list-item>
                    <text:p>Net RXBY(Node1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RXBY(Node2)</text:p>
                <text:list>
                  <text:list-item>
                    <text:p>Net RXBY(Node2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RXBY(Node3)</text:p>
                <text:list>
                  <text:list-item>
                    <text:p>Net RXBY(Node3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RXBY(Node4)</text:p>
                <text:list>
                  <text:list-item>
                    <text:p>Net RXBY(Node4)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:30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5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6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7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8</text:p>
              </table:table-cell>
              <table:table-cell office:value-type="float" office:value="232">
                <text:p>23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:30:1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:30:2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:30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3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:30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413cm" svg:y="3.453cm" style:legend-expansion="high" chart:style-name="ch2"/>
        <chart:plot-area chart:style-name="ch3" chart:data-source-has-labels="both" svg:x="0.319cm" svg:y="0.179cm" svg:width="11.775cm" svg:height="8.641cm">
          <chartooo:coordinate-region svg:x="1.148cm" svg:y="0.179cm" svg:width="10.946cm" svg:height="6.975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series chart:style-name="ch8" chart:values-cell-range-address="local-table.$C$2:.$C$23" chart:label-cell-address="local-table.$C$1" chart:class="chart:bar">
            <chart:data-point chart:repeated="22"/>
          </chart:series>
          <chart:series chart:style-name="ch9" chart:values-cell-range-address="local-table.$D$2:.$D$23" chart:label-cell-address="local-table.$D$1" chart:class="chart:bar">
            <chart:data-point chart:repeated="22"/>
          </chart:series>
          <chart:series chart:style-name="ch10" chart:values-cell-range-address="local-table.$E$2:.$E$23" chart:label-cell-address="local-table.$E$1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TXBY(Node1)</text:p>
                <text:list>
                  <text:list-item>
                    <text:p>Net TXBY(Node1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TXBY(Node2)</text:p>
                <text:list>
                  <text:list-item>
                    <text:p>Net TXBY(Node2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TXBY(Node3)</text:p>
                <text:list>
                  <text:list-item>
                    <text:p>Net TXBY(Node3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TXBY(Node4)</text:p>
                <text:list>
                  <text:list-item>
                    <text:p>Net TXBY(Node4)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:30: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4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5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6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7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8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021cm" svg:y="3.453cm" style:legend-expansion="high" chart:style-name="ch2"/>
        <chart:plot-area chart:style-name="ch3" chart:data-source-has-labels="both" svg:x="0.319cm" svg:y="0.179cm" svg:width="12.383cm" svg:height="8.641cm">
          <chartooo:coordinate-region svg:x="1.142cm" svg:y="0.179cm" svg:width="11.56cm" svg:height="6.975cm"/>
          <chart:axis chart:dimension="x" chart:name="primary-x" chart:style-name="ch4" chartooo:axis-type="auto">
            <chartooo:date-scale/>
            <chart:categories table:cell-range-address="local-table.$A$2:.$A$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" chart:label-cell-address="local-table.$B$1" chart:class="chart:bar">
            <chart:data-point chart:repeated="23"/>
          </chart:series>
          <chart:series chart:style-name="ch8" chart:values-cell-range-address="local-table.$C$2:.$C$24" chart:label-cell-address="local-table.$C$1" chart:class="chart:bar">
            <chart:data-point chart:repeated="23"/>
          </chart:series>
          <chart:series chart:style-name="ch9" chart:values-cell-range-address="local-table.$D$2:.$D$24" chart:label-cell-address="local-table.$D$1" chart:class="chart:bar">
            <chart:data-point chart:repeated="23"/>
          </chart:series>
          <chart:series chart:style-name="ch10" chart:values-cell-range-address="local-table.$E$2:.$E$24" chart:label-cell-address="local-table.$E$1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CPU(Node1)</text:p>
              </table:table-cell>
              <table:table-cell office:value-type="string">
                <text:p>%CPU(Node2)</text:p>
              </table:table-cell>
              <table:table-cell office:value-type="string">
                <text:p>%CPU(Node3)</text:p>
              </table:table-cell>
              <table:table-cell office:value-type="string">
                <text:p>%CPU(Node4)</text:p>
              </table:table-cell>
            </table:table-row>
          </table:table-header-rows>
          <table:table-rows>
            <table:table-row>
              <table:table-cell office:value-type="string">
                <text:p>14:49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23</text:p>
              </table:table-cell>
              <table:table-cell office:value-type="float" office:value="0.237653885886">
                <text:p>0.237653885886</text:p>
              </table:table-cell>
              <table:table-cell office:value-type="float" office:value="0">
                <text:p>0</text:p>
              </table:table-cell>
              <table:table-cell office:value-type="float" office:value="0.237653885886">
                <text:p>0.237653885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24</text:p>
              </table:table-cell>
              <table:table-cell office:value-type="float" office:value="0">
                <text:p>0</text:p>
              </table:table-cell>
              <table:table-cell office:value-type="float" office:value="0.238603823938">
                <text:p>0.238603823938</text:p>
              </table:table-cell>
              <table:table-cell office:value-type="float" office:value="0.238603823938">
                <text:p>0.238603823938</text:p>
              </table:table-cell>
              <table:table-cell office:value-type="float" office:value="0.238603823938">
                <text:p>0.238603823938</text:p>
              </table:table-cell>
            </table:table-row>
            <table:table-row>
              <table:table-cell office:value-type="string">
                <text:p>14:49:25</text:p>
              </table:table-cell>
              <table:table-cell office:value-type="float" office:value="4.28560354558">
                <text:p>4.28560354558</text:p>
              </table:table-cell>
              <table:table-cell office:value-type="float" office:value="6.1903162325">
                <text:p>6.1903162325</text:p>
              </table:table-cell>
              <table:table-cell office:value-type="float" office:value="7.6188507477">
                <text:p>7.6188507477</text:p>
              </table:table-cell>
              <table:table-cell office:value-type="float" office:value="0.238089085865">
                <text:p>0.238089085865</text:p>
              </table:table-cell>
            </table:table-row>
            <table:table-row>
              <table:table-cell office:value-type="string">
                <text:p>14:49:26</text:p>
              </table:table-cell>
              <table:table-cell office:value-type="float" office:value="5.48483515644">
                <text:p>5.48483515644</text:p>
              </table:table-cell>
              <table:table-cell office:value-type="float" office:value="2.38471093758">
                <text:p>2.38471093758</text:p>
              </table:table-cell>
              <table:table-cell office:value-type="float" office:value="3.33859531261">
                <text:p>3.33859531261</text:p>
              </table:table-cell>
              <table:table-cell office:value-type="float" office:value="8.10801718778">
                <text:p>8.10801718778</text:p>
              </table:table-cell>
            </table:table-row>
            <table:table-row>
              <table:table-cell office:value-type="string">
                <text:p>14:49:27</text:p>
              </table:table-cell>
              <table:table-cell office:value-type="float" office:value="1.18126009518">
                <text:p>1.18126009518</text:p>
              </table:table-cell>
              <table:table-cell office:value-type="float" office:value="0.945008076147">
                <text:p>0.945008076147</text:p>
              </table:table-cell>
              <table:table-cell office:value-type="float" office:value="0.945008076147">
                <text:p>0.945008076147</text:p>
              </table:table-cell>
              <table:table-cell office:value-type="float" office:value="0.70875605711">
                <text:p>0.70875605711</text:p>
              </table:table-cell>
            </table:table-row>
            <table:table-row>
              <table:table-cell office:value-type="string">
                <text:p>14:49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3420218163">
                <text:p>0.713420218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0</text:p>
              </table:table-cell>
              <table:table-cell office:value-type="float" office:value="0.239246550057">
                <text:p>0.239246550057</text:p>
              </table:table-cell>
              <table:table-cell office:value-type="float" office:value="0.239246550057">
                <text:p>0.239246550057</text:p>
              </table:table-cell>
              <table:table-cell office:value-type="float" office:value="0.239246550057">
                <text:p>0.239246550057</text:p>
              </table:table-cell>
              <table:table-cell office:value-type="float" office:value="0.239246550057">
                <text:p>0.239246550057</text:p>
              </table:table-cell>
            </table:table-row>
            <table:table-row>
              <table:table-cell office:value-type="string">
                <text:p>14:49:31</text:p>
              </table:table-cell>
              <table:table-cell office:value-type="float" office:value="3.10451649872">
                <text:p>3.10451649872</text:p>
              </table:table-cell>
              <table:table-cell office:value-type="float" office:value="10.7464032648">
                <text:p>10.7464032648</text:p>
              </table:table-cell>
              <table:table-cell office:value-type="float" office:value="8.59712261183">
                <text:p>8.59712261183</text:p>
              </table:table-cell>
              <table:table-cell office:value-type="float" office:value="0.23880896144">
                <text:p>0.23880896144</text:p>
              </table:table-cell>
            </table:table-row>
            <table:table-row>
              <table:table-cell office:value-type="string">
                <text:p>14:49:32</text:p>
              </table:table-cell>
              <table:table-cell office:value-type="float" office:value="1.66683327357">
                <text:p>1.66683327357</text:p>
              </table:table-cell>
              <table:table-cell office:value-type="float" office:value="0">
                <text:p>0</text:p>
              </table:table-cell>
              <table:table-cell office:value-type="float" office:value="23.33566583">
                <text:p>23.33566583</text:p>
              </table:table-cell>
              <table:table-cell office:value-type="float" office:value="10.0009996414">
                <text:p>10.0009996414</text:p>
              </table:table-cell>
            </table:table-row>
            <table:table-row>
              <table:table-cell office:value-type="string">
                <text:p>14:49:33</text:p>
              </table:table-cell>
              <table:table-cell office:value-type="float" office:value="3.81255219552">
                <text:p>3.81255219552</text:p>
              </table:table-cell>
              <table:table-cell office:value-type="float" office:value="5.48054378107">
                <text:p>5.48054378107</text:p>
              </table:table-cell>
              <table:table-cell office:value-type="float" office:value="21.4456060998">
                <text:p>21.4456060998</text:p>
              </table:table-cell>
              <table:table-cell office:value-type="float" office:value="6.67196634217">
                <text:p>6.67196634217</text:p>
              </table:table-cell>
            </table:table-row>
            <table:table-row>
              <table:table-cell office:value-type="string">
                <text:p>14:49:34</text:p>
              </table:table-cell>
              <table:table-cell office:value-type="float" office:value="2.63718157657">
                <text:p>2.63718157657</text:p>
              </table:table-cell>
              <table:table-cell office:value-type="float" office:value="0.958975118754">
                <text:p>0.958975118754</text:p>
              </table:table-cell>
              <table:table-cell office:value-type="float" office:value="1.43846267813">
                <text:p>1.43846267813</text:p>
              </table:table-cell>
              <table:table-cell office:value-type="float" office:value="1.19871889844">
                <text:p>1.19871889844</text:p>
              </table:table-cell>
            </table:table-row>
            <table:table-row>
              <table:table-cell office:value-type="string">
                <text:p>14:49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9699388234">
                <text:p>0.239699388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6</text:p>
              </table:table-cell>
              <table:table-cell office:value-type="float" office:value="0.238591716905">
                <text:p>0.238591716905</text:p>
              </table:table-cell>
              <table:table-cell office:value-type="float" office:value="0.238591716905">
                <text:p>0.238591716905</text:p>
              </table:table-cell>
              <table:table-cell office:value-type="float" office:value="1.67014201834">
                <text:p>1.67014201834</text:p>
              </table:table-cell>
              <table:table-cell office:value-type="float" office:value="0.238591716905">
                <text:p>0.238591716905</text:p>
              </table:table-cell>
            </table:table-row>
            <table:table-row>
              <table:table-cell office:value-type="string">
                <text:p>14:49:37</text:p>
              </table:table-cell>
              <table:table-cell office:value-type="float" office:value="2.87243255854">
                <text:p>2.87243255854</text:p>
              </table:table-cell>
              <table:table-cell office:value-type="float" office:value="10.7716220945">
                <text:p>10.7716220945</text:p>
              </table:table-cell>
              <table:table-cell office:value-type="float" office:value="6.22360387684">
                <text:p>6.22360387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8</text:p>
              </table:table-cell>
              <table:table-cell office:value-type="float" office:value="4.09629460942">
                <text:p>4.09629460942</text:p>
              </table:table-cell>
              <table:table-cell office:value-type="float" office:value="0">
                <text:p>0</text:p>
              </table:table-cell>
              <table:table-cell office:value-type="float" office:value="7.2287551931">
                <text:p>7.2287551931</text:p>
              </table:table-cell>
              <table:table-cell office:value-type="float" office:value="11.566008309">
                <text:p>11.566008309</text:p>
              </table:table-cell>
            </table:table-row>
            <table:table-row>
              <table:table-cell office:value-type="string">
                <text:p>14:49:39</text:p>
              </table:table-cell>
              <table:table-cell office:value-type="float" office:value="3.83563563005">
                <text:p>3.83563563005</text:p>
              </table:table-cell>
              <table:table-cell office:value-type="float" office:value="6.23290789883">
                <text:p>6.23290789883</text:p>
              </table:table-cell>
              <table:table-cell office:value-type="float" office:value="8.15072571386">
                <text:p>8.15072571386</text:p>
              </table:table-cell>
              <table:table-cell office:value-type="float" office:value="6.47263512571">
                <text:p>6.47263512571</text:p>
              </table:table-cell>
            </table:table-row>
            <table:table-row>
              <table:table-cell office:value-type="string">
                <text:p>14:49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8918494255">
                <text:p>0.238918494255</text:p>
              </table:table-cell>
            </table:table-row>
            <table:table-row>
              <table:table-cell office:value-type="string">
                <text:p>14:49:41</text:p>
              </table:table-cell>
              <table:table-cell office:value-type="float" office:value="0.238507273319">
                <text:p>0.238507273319</text:p>
              </table:table-cell>
              <table:table-cell office:value-type="float" office:value="0.477014546638">
                <text:p>0.477014546638</text:p>
              </table:table-cell>
              <table:table-cell office:value-type="float" office:value="0.477014546638">
                <text:p>0.477014546638</text:p>
              </table:table-cell>
              <table:table-cell office:value-type="float" office:value="0.238507273319">
                <text:p>0.238507273319</text:p>
              </table:table-cell>
            </table:table-row>
            <table:table-row>
              <table:table-cell office:value-type="string">
                <text:p>14:49:42</text:p>
              </table:table-cell>
              <table:table-cell office:value-type="float" office:value="1.90782168391">
                <text:p>1.90782168391</text:p>
              </table:table-cell>
              <table:table-cell office:value-type="float" office:value="5.96194276222">
                <text:p>5.96194276222</text:p>
              </table:table-cell>
              <table:table-cell office:value-type="float" office:value="0.238477710489">
                <text:p>0.238477710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43</text:p>
              </table:table-cell>
              <table:table-cell office:value-type="float" office:value="2.37285282002">
                <text:p>2.37285282002</text:p>
              </table:table-cell>
              <table:table-cell office:value-type="float" office:value="4.74570564003">
                <text:p>4.74570564003</text:p>
              </table:table-cell>
              <table:table-cell office:value-type="float" office:value="13.0506905101">
                <text:p>13.0506905101</text:p>
              </table:table-cell>
              <table:table-cell office:value-type="float" office:value="2.13556753801">
                <text:p>2.13556753801</text:p>
              </table:table-cell>
            </table:table-row>
            <table:table-row>
              <table:table-cell office:value-type="string">
                <text:p>14:49:44</text:p>
              </table:table-cell>
              <table:table-cell office:value-type="float" office:value="4.35117246988">
                <text:p>4.35117246988</text:p>
              </table:table-cell>
              <table:table-cell office:value-type="float" office:value="5.31809968541">
                <text:p>5.31809968541</text:p>
              </table:table-cell>
              <table:table-cell office:value-type="float" office:value="7.49368592036">
                <text:p>7.49368592036</text:p>
              </table:table-cell>
              <table:table-cell office:value-type="float" office:value="10.6361993708">
                <text:p>10.6361993708</text:p>
              </table:table-cell>
            </table:table-row>
            <table:table-row>
              <table:table-cell office:value-type="string">
                <text:p>14:49:45</text:p>
              </table:table-cell>
              <table:table-cell office:value-type="float" office:value="3.8630885798">
                <text:p>3.8630885798</text:p>
              </table:table-cell>
              <table:table-cell office:value-type="float" office:value="0.96577214495">
                <text:p>0.96577214495</text:p>
              </table:table-cell>
              <table:table-cell office:value-type="float" office:value="1.20721518119">
                <text:p>1.20721518119</text:p>
              </table:table-cell>
              <table:table-cell office:value-type="float" office:value="5.31174679723">
                <text:p>5.311746797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969cm" svg:y="3.453cm" style:legend-expansion="high" chart:style-name="ch2"/>
        <chart:plot-area chart:style-name="ch3" chart:data-source-has-labels="both" svg:x="0.319cm" svg:y="0.179cm" svg:width="12.331cm" svg:height="8.641cm">
          <chartooo:coordinate-region svg:x="1.143cm" svg:y="0.179cm" svg:width="11.507cm" svg:height="6.975cm"/>
          <chart:axis chart:dimension="x" chart:name="primary-x" chart:style-name="ch4" chartooo:axis-type="auto">
            <chartooo:date-scale/>
            <chart:categories table:cell-range-address="local-table.$A$2:.$A$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" chart:label-cell-address="local-table.$B$1" chart:class="chart:bar">
            <chart:data-point chart:repeated="23"/>
          </chart:series>
          <chart:series chart:style-name="ch8" chart:values-cell-range-address="local-table.$C$2:.$C$24" chart:label-cell-address="local-table.$C$1" chart:class="chart:bar">
            <chart:data-point chart:repeated="23"/>
          </chart:series>
          <chart:series chart:style-name="ch9" chart:values-cell-range-address="local-table.$D$2:.$D$24" chart:label-cell-address="local-table.$D$1" chart:class="chart:bar">
            <chart:data-point chart:repeated="23"/>
          </chart:series>
          <chart:series chart:style-name="ch10" chart:values-cell-range-address="local-table.$E$2:.$E$24" chart:label-cell-address="local-table.$E$1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Mem(Node1)</text:p>
              </table:table-cell>
              <table:table-cell office:value-type="string">
                <text:p>%Mem(Node2)</text:p>
              </table:table-cell>
              <table:table-cell office:value-type="string">
                <text:p>%Mem(Node3)</text:p>
              </table:table-cell>
              <table:table-cell office:value-type="string">
                <text:p>%Mem(Node4)</text:p>
              </table:table-cell>
            </table:table-row>
          </table:table-header-rows>
          <table:table-rows>
            <table:table-row>
              <table:table-cell office:value-type="string">
                <text:p>14:49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2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3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3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3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3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3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3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3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3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3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3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4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4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4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4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4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49:4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1.91cm" svg:y="3.453cm" style:legend-expansion="high" chart:style-name="ch2"/>
        <chart:plot-area chart:style-name="ch3" chart:data-source-has-labels="both" svg:x="0.319cm" svg:y="0.179cm" svg:width="11.272cm" svg:height="8.641cm">
          <chartooo:coordinate-region svg:x="1.155cm" svg:y="0.179cm" svg:width="10.436cm" svg:height="6.975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series chart:style-name="ch8" chart:values-cell-range-address="local-table.$C$2:.$C$23" chart:label-cell-address="local-table.$C$1" chart:class="chart:bar">
            <chart:data-point chart:repeated="22"/>
          </chart:series>
          <chart:series chart:style-name="ch9" chart:values-cell-range-address="local-table.$D$2:.$D$23" chart:label-cell-address="local-table.$D$1" chart:class="chart:bar">
            <chart:data-point chart:repeated="22"/>
          </chart:series>
          <chart:series chart:style-name="ch10" chart:values-cell-range-address="local-table.$E$2:.$E$23" chart:label-cell-address="local-table.$E$1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 WRRQ(Node1)</text:p>
                <text:list>
                  <text:list-item>
                    <text:p>Block WRRQ(Node1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lock WRRQ(Node2)</text:p>
                <text:list>
                  <text:list-item>
                    <text:p>Block WRRQ(Node2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lock WRRQ(Node3)</text:p>
                <text:list>
                  <text:list-item>
                    <text:p>Block WRRQ(Node3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lock WRRQ(Node4)</text:p>
                <text:list>
                  <text:list-item>
                    <text:p>Block WRRQ(Node4)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4:49:2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26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2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:49: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:49: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4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:49: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4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2.36cm" svg:y="3.453cm" style:legend-expansion="high" chart:style-name="ch2"/>
        <chart:plot-area chart:style-name="ch3" chart:data-source-has-labels="both" svg:x="0.319cm" svg:y="0.179cm" svg:width="11.722cm" svg:height="8.641cm">
          <chartooo:coordinate-region svg:x="1.866cm" svg:y="0.179cm" svg:width="10.175cm" svg:height="6.976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series chart:style-name="ch8" chart:values-cell-range-address="local-table.$C$2:.$C$23" chart:label-cell-address="local-table.$C$1" chart:class="chart:bar">
            <chart:data-point chart:repeated="22"/>
          </chart:series>
          <chart:series chart:style-name="ch9" chart:values-cell-range-address="local-table.$D$2:.$D$23" chart:label-cell-address="local-table.$D$1" chart:class="chart:bar">
            <chart:data-point chart:repeated="22"/>
          </chart:series>
          <chart:series chart:style-name="ch10" chart:values-cell-range-address="local-table.$E$2:.$E$23" chart:label-cell-address="local-table.$E$1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RXBY(Node1)</text:p>
                <text:list>
                  <text:list-item>
                    <text:p>Net RXBY(Node1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RXBY(Node2)</text:p>
                <text:list>
                  <text:list-item>
                    <text:p>Net RXBY(Node2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RXBY(Node3)</text:p>
                <text:list>
                  <text:list-item>
                    <text:p>Net RXBY(Node3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et RXBY(Node4)</text:p>
                <text:list>
                  <text:list-item>
                    <text:p>Net RXBY(Node4)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4:49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2">
                <text:p>24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018">
                <text:p>23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25</text:p>
              </table:table-cell>
              <table:table-cell office:value-type="float" office:value="27248">
                <text:p>27248</text:p>
              </table:table-cell>
              <table:table-cell office:value-type="float" office:value="14960">
                <text:p>14960</text:p>
              </table:table-cell>
              <table:table-cell office:value-type="float" office:value="31808">
                <text:p>31808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4:49:26</text:p>
              </table:table-cell>
              <table:table-cell office:value-type="float" office:value="3455438">
                <text:p>3455438</text:p>
              </table:table-cell>
              <table:table-cell office:value-type="float" office:value="2094450">
                <text:p>2094450</text:p>
              </table:table-cell>
              <table:table-cell office:value-type="float" office:value="1910184">
                <text:p>1910184</text:p>
              </table:table-cell>
              <table:table-cell office:value-type="float" office:value="2067508">
                <text:p>2067508</text:p>
              </table:table-cell>
            </table:table-row>
            <table:table-row>
              <table:table-cell office:value-type="string">
                <text:p>14:49:27</text:p>
              </table:table-cell>
              <table:table-cell office:value-type="float" office:value="580594">
                <text:p>580594</text:p>
              </table:table-cell>
              <table:table-cell office:value-type="float" office:value="224349">
                <text:p>224349</text:p>
              </table:table-cell>
              <table:table-cell office:value-type="float" office:value="440166">
                <text:p>440166</text:p>
              </table:table-cell>
              <table:table-cell office:value-type="float" office:value="228323">
                <text:p>228323</text:p>
              </table:table-cell>
            </table:table-row>
            <table:table-row>
              <table:table-cell office:value-type="string">
                <text:p>14:49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58">
                <text:p>8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0</text:p>
              </table:table-cell>
              <table:table-cell office:value-type="float" office:value="6958">
                <text:p>6958</text:p>
              </table:table-cell>
              <table:table-cell office:value-type="float" office:value="2706">
                <text:p>2706</text:p>
              </table:table-cell>
              <table:table-cell office:value-type="float" office:value="19274">
                <text:p>19274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14:49:31</text:p>
              </table:table-cell>
              <table:table-cell office:value-type="float" office:value="20424">
                <text:p>20424</text:p>
              </table:table-cell>
              <table:table-cell office:value-type="float" office:value="14060">
                <text:p>14060</text:p>
              </table:table-cell>
              <table:table-cell office:value-type="float" office:value="30607">
                <text:p>3060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:49:32</text:p>
              </table:table-cell>
              <table:table-cell office:value-type="float" office:value="11528">
                <text:p>11528</text:p>
              </table:table-cell>
              <table:table-cell office:value-type="float" office:value="0">
                <text:p>0</text:p>
              </table:table-cell>
              <table:table-cell office:value-type="float" office:value="47416">
                <text:p>47416</text:p>
              </table:table-cell>
              <table:table-cell office:value-type="float" office:value="8938">
                <text:p>8938</text:p>
              </table:table-cell>
            </table:table-row>
            <table:table-row>
              <table:table-cell office:value-type="string">
                <text:p>14:49:33</text:p>
              </table:table-cell>
              <table:table-cell office:value-type="float" office:value="18401">
                <text:p>18401</text:p>
              </table:table-cell>
              <table:table-cell office:value-type="float" office:value="11987">
                <text:p>11987</text:p>
              </table:table-cell>
              <table:table-cell office:value-type="float" office:value="65081">
                <text:p>65081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14:49:34</text:p>
              </table:table-cell>
              <table:table-cell office:value-type="float" office:value="605452">
                <text:p>605452</text:p>
              </table:table-cell>
              <table:table-cell office:value-type="float" office:value="1066319">
                <text:p>1066319</text:p>
              </table:table-cell>
              <table:table-cell office:value-type="float" office:value="1133916">
                <text:p>1133916</text:p>
              </table:table-cell>
              <table:table-cell office:value-type="float" office:value="1058956">
                <text:p>1058956</text:p>
              </table:table-cell>
            </table:table-row>
            <table:table-row>
              <table:table-cell office:value-type="string">
                <text:p>14:49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328">
                <text:p>4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36</text:p>
              </table:table-cell>
              <table:table-cell office:value-type="float" office:value="6042">
                <text:p>6042</text:p>
              </table:table-cell>
              <table:table-cell office:value-type="float" office:value="2492">
                <text:p>2492</text:p>
              </table:table-cell>
              <table:table-cell office:value-type="float" office:value="18609">
                <text:p>18609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4:49:37</text:p>
              </table:table-cell>
              <table:table-cell office:value-type="float" office:value="17002">
                <text:p>17002</text:p>
              </table:table-cell>
              <table:table-cell office:value-type="float" office:value="14194">
                <text:p>14194</text:p>
              </table:table-cell>
              <table:table-cell office:value-type="float" office:value="14032">
                <text:p>140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4:49:38</text:p>
              </table:table-cell>
              <table:table-cell office:value-type="float" office:value="16168">
                <text:p>16168</text:p>
              </table:table-cell>
              <table:table-cell office:value-type="float" office:value="0">
                <text:p>0</text:p>
              </table:table-cell>
              <table:table-cell office:value-type="float" office:value="14518">
                <text:p>14518</text:p>
              </table:table-cell>
              <table:table-cell office:value-type="float" office:value="10266">
                <text:p>10266</text:p>
              </table:table-cell>
            </table:table-row>
            <table:table-row>
              <table:table-cell office:value-type="string">
                <text:p>14:49:39</text:p>
              </table:table-cell>
              <table:table-cell office:value-type="float" office:value="64552">
                <text:p>64552</text:p>
              </table:table-cell>
              <table:table-cell office:value-type="float" office:value="880528">
                <text:p>880528</text:p>
              </table:table-cell>
              <table:table-cell office:value-type="float" office:value="897940">
                <text:p>897940</text:p>
              </table:table-cell>
              <table:table-cell office:value-type="float" office:value="867734">
                <text:p>867734</text:p>
              </table:table-cell>
            </table:table-row>
            <table:table-row>
              <table:table-cell office:value-type="string">
                <text:p>14:49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310">
                <text:p>20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:49:41</text:p>
              </table:table-cell>
              <table:table-cell office:value-type="float" office:value="5028">
                <text:p>5028</text:p>
              </table:table-cell>
              <table:table-cell office:value-type="float" office:value="2170">
                <text:p>2170</text:p>
              </table:table-cell>
              <table:table-cell office:value-type="float" office:value="30924">
                <text:p>30924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14:49:42</text:p>
              </table:table-cell>
              <table:table-cell office:value-type="float" office:value="10918">
                <text:p>10918</text:p>
              </table:table-cell>
              <table:table-cell office:value-type="float" office:value="12996">
                <text:p>12996</text:p>
              </table:table-cell>
              <table:table-cell office:value-type="float" office:value="23150">
                <text:p>231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:49:43</text:p>
              </table:table-cell>
              <table:table-cell office:value-type="float" office:value="16400">
                <text:p>16400</text:p>
              </table:table-cell>
              <table:table-cell office:value-type="float" office:value="1386">
                <text:p>1386</text:p>
              </table:table-cell>
              <table:table-cell office:value-type="float" office:value="31852">
                <text:p>31852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14:49:44</text:p>
              </table:table-cell>
              <table:table-cell office:value-type="float" office:value="19786">
                <text:p>19786</text:p>
              </table:table-cell>
              <table:table-cell office:value-type="float" office:value="7850">
                <text:p>7850</text:p>
              </table:table-cell>
              <table:table-cell office:value-type="float" office:value="38886">
                <text:p>38886</text:p>
              </table:table-cell>
              <table:table-cell office:value-type="float" office:value="10514">
                <text:p>10514</text:p>
              </table:table-cell>
            </table:table-row>
            <table:table-row>
              <table:table-cell office:value-type="string">
                <text:p>14:49:45</text:p>
              </table:table-cell>
              <table:table-cell office:value-type="float" office:value="642662">
                <text:p>642662</text:p>
              </table:table-cell>
              <table:table-cell office:value-type="float" office:value="1035987">
                <text:p>1035987</text:p>
              </table:table-cell>
              <table:table-cell office:value-type="float" office:value="1063195">
                <text:p>1063195</text:p>
              </table:table-cell>
              <table:table-cell office:value-type="float" office:value="1029395">
                <text:p>102939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